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officeooo:rsid="000e396a" officeooo:paragraph-rsid="000e396a"/>
    </style:style>
    <style:style style:name="P5" style:family="paragraph" style:parent-style-name="Preformatted_20_Text">
      <style:text-properties officeooo:paragraph-rsid="000e396a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2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3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4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5" style:family="paragraph" style:parent-style-name="Preformatted_20_Text">
      <style:text-properties fo:color="#000000" fo:font-weight="normal" style:font-weight-asian="normal" style:font-weight-complex="normal"/>
    </style:style>
    <style:style style:name="P16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7" style:family="paragraph" style:parent-style-name="Preformatted_20_Text">
      <style:text-properties fo:color="#000000" officeooo:paragraph-rsid="00281541"/>
    </style:style>
    <style:style style:name="P18" style:family="paragraph" style:parent-style-name="Preformatted_20_Text">
      <style:text-properties fo:color="#000000" officeooo:paragraph-rsid="00294be8"/>
    </style:style>
    <style:style style:name="P19" style:family="paragraph" style:parent-style-name="Preformatted_20_Text">
      <style:text-properties fo:color="#000000" officeooo:rsid="00294be8" officeooo:paragraph-rsid="002a83d0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24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25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28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32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fo:color="#000000" officeooo:paragraph-rsid="00808b62"/>
    </style:style>
    <style:style style:name="P34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35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36" style:family="paragraph" style:parent-style-name="Preformatted_20_Text">
      <style:text-properties officeooo:rsid="0016930e" officeooo:paragraph-rsid="0016930e"/>
    </style:style>
    <style:style style:name="P37" style:family="paragraph" style:parent-style-name="Preformatted_20_Text">
      <style:text-properties officeooo:rsid="0019a2a3" officeooo:paragraph-rsid="0019a2a3"/>
    </style:style>
    <style:style style:name="P38" style:family="paragraph" style:parent-style-name="Preformatted_20_Text">
      <style:text-properties fo:color="#0000cd" fo:font-weight="bold" style:font-weight-asian="bold" style:font-weight-complex="bold"/>
    </style:style>
    <style:style style:name="P39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40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41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42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43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44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45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46" style:family="paragraph" style:parent-style-name="Preformatted_20_Text">
      <style:text-properties fo:color="#0000cd" style:font-name="Liberation Mono" fo:font-size="10pt" fo:font-weight="bold" fo:background-color="transparent" style:font-size-asian="10pt" style:font-weight-asian="bold" style:font-size-complex="10pt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48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49" style:family="paragraph" style:parent-style-name="Preformatted_20_Text"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50" style:family="paragraph" style:parent-style-name="Preformatted_20_Text">
      <style:text-properties officeooo:paragraph-rsid="001fc096"/>
    </style:style>
    <style:style style:name="P51" style:family="paragraph" style:parent-style-name="Preformatted_20_Text">
      <style:text-properties officeooo:paragraph-rsid="0019a2a3"/>
    </style:style>
    <style:style style:name="P52" style:family="paragraph" style:parent-style-name="Preformatted_20_Text">
      <style:text-properties officeooo:paragraph-rsid="002542ea"/>
    </style:style>
    <style:style style:name="P53" style:family="paragraph" style:parent-style-name="Preformatted_20_Text">
      <style:text-properties fo:color="#00a933"/>
    </style:style>
    <style:style style:name="P54" style:family="paragraph" style:parent-style-name="Preformatted_20_Text">
      <style:text-properties fo:color="#00a933" officeooo:rsid="00294be8" officeooo:paragraph-rsid="002a83d0"/>
    </style:style>
    <style:style style:name="P55" style:family="paragraph" style:parent-style-name="Preformatted_20_Text">
      <style:text-properties fo:color="#00a933" officeooo:paragraph-rsid="002b2479"/>
    </style:style>
    <style:style style:name="P56" style:family="paragraph" style:parent-style-name="Preformatted_20_Text">
      <style:text-properties fo:color="#00a933" officeooo:paragraph-rsid="002cc2c2"/>
    </style:style>
    <style:style style:name="P57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58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59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60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61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62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63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64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5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66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67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68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69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70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71" style:family="paragraph" style:parent-style-name="Preformatted_20_Text">
      <style:text-properties fo:color="#00a933" officeooo:rsid="005a845e" officeooo:paragraph-rsid="005a845e"/>
    </style:style>
    <style:style style:name="P72" style:family="paragraph" style:parent-style-name="Preformatted_20_Text">
      <style:text-properties fo:color="#00a933" officeooo:paragraph-rsid="00a4fa5e"/>
    </style:style>
    <style:style style:name="P73" style:family="paragraph" style:parent-style-name="Preformatted_20_Text">
      <style:text-properties officeooo:paragraph-rsid="002b2479"/>
    </style:style>
    <style:style style:name="P74" style:family="paragraph" style:parent-style-name="Preformatted_20_Text">
      <style:text-properties officeooo:paragraph-rsid="002c5538"/>
    </style:style>
    <style:style style:name="P75" style:family="paragraph" style:parent-style-name="Preformatted_20_Text">
      <style:text-properties officeooo:paragraph-rsid="00312987"/>
    </style:style>
    <style:style style:name="P76" style:family="paragraph" style:parent-style-name="Preformatted_20_Text">
      <style:text-properties officeooo:paragraph-rsid="0037015d" fo:background-color="transparent"/>
    </style:style>
    <style:style style:name="P77" style:family="paragraph" style:parent-style-name="Preformatted_20_Text">
      <style:text-properties officeooo:paragraph-rsid="003c29b2"/>
    </style:style>
    <style:style style:name="P78" style:family="paragraph" style:parent-style-name="Preformatted_20_Text">
      <style:text-properties officeooo:paragraph-rsid="0037015d"/>
    </style:style>
    <style:style style:name="P79" style:family="paragraph" style:parent-style-name="Preformatted_20_Text">
      <style:text-properties officeooo:paragraph-rsid="004762bf"/>
    </style:style>
    <style:style style:name="P80" style:family="paragraph" style:parent-style-name="Preformatted_20_Text">
      <style:text-properties officeooo:paragraph-rsid="004a898d"/>
    </style:style>
    <style:style style:name="P81" style:family="paragraph" style:parent-style-name="Preformatted_20_Text">
      <style:text-properties officeooo:paragraph-rsid="00533fd1"/>
    </style:style>
    <style:style style:name="P82" style:family="paragraph" style:parent-style-name="Preformatted_20_Text">
      <style:text-properties officeooo:paragraph-rsid="00562e3a"/>
    </style:style>
    <style:style style:name="P83" style:family="paragraph" style:parent-style-name="Preformatted_20_Text">
      <style:text-properties officeooo:paragraph-rsid="0058e05e"/>
    </style:style>
    <style:style style:name="P84" style:family="paragraph" style:parent-style-name="Preformatted_20_Text">
      <style:text-properties officeooo:paragraph-rsid="005fdf30"/>
    </style:style>
    <style:style style:name="P85" style:family="paragraph" style:parent-style-name="Preformatted_20_Text">
      <style:text-properties officeooo:paragraph-rsid="0066a86f"/>
    </style:style>
    <style:style style:name="P86" style:family="paragraph" style:parent-style-name="Preformatted_20_Text">
      <style:text-properties officeooo:paragraph-rsid="006e17d6"/>
    </style:style>
    <style:style style:name="P87" style:family="paragraph" style:parent-style-name="Preformatted_20_Text">
      <style:text-properties officeooo:paragraph-rsid="006fa105"/>
    </style:style>
    <style:style style:name="P88" style:family="paragraph" style:parent-style-name="Preformatted_20_Text">
      <style:text-properties officeooo:paragraph-rsid="00771440"/>
    </style:style>
    <style:style style:name="P89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90" style:family="paragraph" style:parent-style-name="Preformatted_20_Text">
      <style:text-properties officeooo:paragraph-rsid="007822ac"/>
    </style:style>
    <style:style style:name="P91" style:family="paragraph" style:parent-style-name="Preformatted_20_Text">
      <style:text-properties officeooo:paragraph-rsid="00798810"/>
    </style:style>
    <style:style style:name="P92" style:family="paragraph" style:parent-style-name="Preformatted_20_Text">
      <style:text-properties officeooo:paragraph-rsid="00804fd0"/>
    </style:style>
    <style:style style:name="P93" style:family="paragraph" style:parent-style-name="Preformatted_20_Text">
      <style:text-properties officeooo:paragraph-rsid="00809cd2"/>
    </style:style>
    <style:style style:name="P94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95" style:family="paragraph" style:parent-style-name="Preformatted_20_Text">
      <style:text-properties officeooo:paragraph-rsid="008ce52c"/>
    </style:style>
    <style:style style:name="P96" style:family="paragraph" style:parent-style-name="Preformatted_20_Text">
      <style:text-properties officeooo:paragraph-rsid="008da44c"/>
    </style:style>
    <style:style style:name="P97" style:family="paragraph" style:parent-style-name="Preformatted_20_Text">
      <style:text-properties officeooo:paragraph-rsid="008e0a99"/>
    </style:style>
    <style:style style:name="P98" style:family="paragraph" style:parent-style-name="Preformatted_20_Text">
      <style:text-properties officeooo:paragraph-rsid="008e7025"/>
    </style:style>
    <style:style style:name="P99" style:family="paragraph" style:parent-style-name="Preformatted_20_Text">
      <style:text-properties style:text-underline-style="none" officeooo:paragraph-rsid="008e7025"/>
    </style:style>
    <style:style style:name="P100" style:family="paragraph" style:parent-style-name="Preformatted_20_Text">
      <style:text-properties officeooo:paragraph-rsid="00a0a8b6"/>
    </style:style>
    <style:style style:name="P101" style:family="paragraph" style:parent-style-name="Preformatted_20_Text">
      <style:text-properties officeooo:rsid="002542ea" officeooo:paragraph-rsid="00abb43f"/>
    </style:style>
    <style:style style:name="P102" style:family="paragraph" style:parent-style-name="Preformatted_20_Text">
      <style:text-properties officeooo:paragraph-rsid="00abb43f"/>
    </style:style>
    <style:style style:name="P103" style:family="paragraph" style:parent-style-name="Preformatted_20_Text">
      <style:text-properties officeooo:paragraph-rsid="00b13534"/>
    </style:style>
    <style:style style:name="P104" style:family="paragraph" style:parent-style-name="Preformatted_20_Text">
      <style:paragraph-properties fo:margin-top="0in" fo:margin-bottom="0in" loext:contextual-spacing="false"/>
    </style:style>
    <style:style style:name="P105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06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07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08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09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110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111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113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114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115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116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17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18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21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2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df561" officeooo:paragraph-rsid="003a5645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3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text-align="start" style:justify-single-word="false"/>
      <style:text-properties officeooo:paragraph-rsid="001fc096"/>
    </style:style>
    <style:style style:name="P137" style:family="paragraph" style:parent-style-name="Standard">
      <style:paragraph-properties fo:text-align="start" style:justify-single-word="false"/>
      <style:text-properties officeooo:paragraph-rsid="00211977"/>
    </style:style>
    <style:style style:name="P138" style:family="paragraph" style:parent-style-name="Standard">
      <style:paragraph-properties fo:text-align="start" style:justify-single-word="false"/>
      <style:text-properties officeooo:paragraph-rsid="0039eadd"/>
    </style:style>
    <style:style style:name="P139" style:family="paragraph" style:parent-style-name="Standard">
      <style:paragraph-properties fo:text-align="start" style:justify-single-word="false"/>
      <style:text-properties officeooo:paragraph-rsid="003a5645"/>
    </style:style>
    <style:style style:name="P140" style:family="paragraph" style:parent-style-name="Standard">
      <style:paragraph-properties fo:text-align="start" style:justify-single-word="false"/>
      <style:text-properties officeooo:paragraph-rsid="003f0255"/>
    </style:style>
    <style:style style:name="P141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42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44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46" style:family="paragraph" style:parent-style-name="Standard">
      <style:paragraph-properties style:line-height-at-least="0.198in"/>
      <style:text-properties officeooo:paragraph-rsid="0078239f"/>
    </style:style>
    <style:style style:name="P147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48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4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150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151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152" style:family="paragraph" style:parent-style-name="Preformatted_20_Text">
      <style:text-properties fo:color="#000000" officeooo:paragraph-rsid="00bdb4ae"/>
    </style:style>
    <style:style style:name="P153" style:family="paragraph" style:parent-style-name="Preformatted_20_Text">
      <style:text-properties fo:color="#000000" officeooo:paragraph-rsid="00c10f9c"/>
    </style:style>
    <style:style style:name="P154" style:family="paragraph" style:parent-style-name="Preformatted_20_Text">
      <style:text-properties fo:color="#000000" officeooo:rsid="00c82889" officeooo:paragraph-rsid="00c82889"/>
    </style:style>
    <style:style style:name="P155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56" style:family="paragraph" style:parent-style-name="Preformatted_20_Text">
      <style:text-properties officeooo:paragraph-rsid="00b15a42"/>
    </style:style>
    <style:style style:name="P157" style:family="paragraph" style:parent-style-name="Preformatted_20_Text">
      <style:text-properties officeooo:rsid="002542ea" officeooo:paragraph-rsid="00ad6165"/>
    </style:style>
    <style:style style:name="P158" style:family="paragraph" style:parent-style-name="Preformatted_20_Text">
      <style:text-properties officeooo:rsid="002542ea" officeooo:paragraph-rsid="00b33ed5"/>
    </style:style>
    <style:style style:name="P159" style:family="paragraph" style:parent-style-name="Preformatted_20_Text">
      <style:text-properties fo:color="#00a933" officeooo:paragraph-rsid="00b15a42"/>
    </style:style>
    <style:style style:name="P160" style:family="paragraph" style:parent-style-name="Preformatted_20_Text">
      <style:text-properties fo:color="#00a933" officeooo:rsid="002542ea" officeooo:paragraph-rsid="00b4a9b6"/>
    </style:style>
    <style:style style:name="P161" style:family="paragraph" style:parent-style-name="Preformatted_20_Text">
      <style:text-properties officeooo:rsid="00b7cf73" officeooo:paragraph-rsid="00b7cf73"/>
    </style:style>
    <style:style style:name="P162" style:family="paragraph" style:parent-style-name="Preformatted_20_Text">
      <style:text-properties officeooo:rsid="00b7cf73" officeooo:paragraph-rsid="00bf8bf9"/>
    </style:style>
    <style:style style:name="P163" style:family="paragraph" style:parent-style-name="Preformatted_20_Text">
      <style:text-properties officeooo:paragraph-rsid="00b93ad0"/>
    </style:style>
    <style:style style:name="P164" style:family="paragraph" style:parent-style-name="Preformatted_20_Text">
      <style:text-properties officeooo:paragraph-rsid="00bdb4ae"/>
    </style:style>
    <style:style style:name="P165" style:family="paragraph" style:parent-style-name="Preformatted_20_Text">
      <style:text-properties officeooo:paragraph-rsid="00c10f9c"/>
    </style:style>
    <style:style style:name="P166" style:family="paragraph" style:parent-style-name="Preformatted_20_Text">
      <style:text-properties officeooo:rsid="00c10f9c" officeooo:paragraph-rsid="00c10f9c"/>
    </style:style>
    <style:style style:name="P167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cd"/>
    </style:style>
    <style:style style:name="T7" style:family="text">
      <style:text-properties fo:color="#0000cd" fo:font-weight="bold" style:font-weight-asian="bold" style:font-weight-complex="bold"/>
    </style:style>
    <style:style style:name="T8" style:family="text">
      <style:text-properties fo:color="#0000cd" fo:font-weight="bold" officeooo:rsid="000fd27a" style:font-weight-asian="bold" style:font-weight-complex="bold"/>
    </style:style>
    <style:style style:name="T9" style:family="text">
      <style:text-properties fo:color="#0000cd" fo:font-weight="bold" officeooo:rsid="000e396a" style:font-weight-asian="bold" style:font-weight-complex="bold"/>
    </style:style>
    <style:style style:name="T10" style:family="text">
      <style:text-properties fo:color="#0000cd" fo:font-weight="bold" officeooo:rsid="00108b38" style:font-weight-asian="bold" style:font-weight-complex="bold"/>
    </style:style>
    <style:style style:name="T11" style:family="text">
      <style:text-properties fo:color="#0000cd" fo:font-weight="bold" officeooo:rsid="0011f726" style:font-weight-asian="bold" style:font-weight-complex="bold"/>
    </style:style>
    <style:style style:name="T12" style:family="text">
      <style:text-properties fo:color="#0000cd" fo:font-weight="bold" officeooo:rsid="0011fb9d" style:font-weight-asian="bold" style:font-weight-complex="bold"/>
    </style:style>
    <style:style style:name="T13" style:family="text">
      <style:text-properties fo:color="#0000cd" fo:font-weight="bold" officeooo:rsid="0013e258" style:font-weight-asian="bold" style:font-weight-complex="bold"/>
    </style:style>
    <style:style style:name="T14" style:family="text">
      <style:text-properties fo:color="#0000cd" fo:font-weight="bold" officeooo:rsid="0014248a" style:font-weight-asian="bold" style:font-weight-complex="bold"/>
    </style:style>
    <style:style style:name="T15" style:family="text">
      <style:text-properties fo:color="#0000cd" fo:font-weight="bold" officeooo:rsid="0015dbd2" style:font-weight-asian="bold" style:font-weight-complex="bold"/>
    </style:style>
    <style:style style:name="T16" style:family="text">
      <style:text-properties fo:color="#0000cd" fo:font-weight="bold" officeooo:rsid="000f5d9e" style:font-weight-asian="bold" style:font-weight-complex="bold"/>
    </style:style>
    <style:style style:name="T17" style:family="text">
      <style:text-properties fo:color="#0000cd" fo:font-weight="bold" officeooo:rsid="0031d8af" style:font-weight-asian="bold" style:font-weight-complex="bold"/>
    </style:style>
    <style:style style:name="T18" style:family="text">
      <style:text-properties fo:color="#0000cd" fo:font-weight="bold" officeooo:rsid="0016930e" style:font-weight-asian="bold" style:font-weight-complex="bold"/>
    </style:style>
    <style:style style:name="T19" style:family="text">
      <style:text-properties fo:color="#0000cd" fo:font-weight="bold" officeooo:rsid="003610d6" style:font-weight-asian="bold" style:font-weight-complex="bold"/>
    </style:style>
    <style:style style:name="T20" style:family="text">
      <style:text-properties fo:color="#0000cd" fo:font-weight="bold" officeooo:rsid="0018503b" style:font-weight-asian="bold" style:font-weight-complex="bold"/>
    </style:style>
    <style:style style:name="T21" style:family="text">
      <style:text-properties fo:color="#0000cd" fo:font-weight="bold" officeooo:rsid="001a3cf0" style:font-weight-asian="bold" style:font-weight-complex="bold"/>
    </style:style>
    <style:style style:name="T22" style:family="text">
      <style:text-properties fo:color="#0000cd" fo:font-weight="bold" officeooo:rsid="001fc096" style:font-weight-asian="bold" style:font-weight-complex="bold"/>
    </style:style>
    <style:style style:name="T23" style:family="text">
      <style:text-properties fo:color="#0000cd" fo:font-weight="bold" officeooo:rsid="00226f2b" style:font-weight-asian="bold" style:font-weight-complex="bold"/>
    </style:style>
    <style:style style:name="T24" style:family="text">
      <style:text-properties fo:color="#0000cd" fo:font-weight="bold" officeooo:rsid="002542ea" style:font-weight-asian="bold" style:font-weight-complex="bold"/>
    </style:style>
    <style:style style:name="T25" style:family="text">
      <style:text-properties fo:color="#0000cd" fo:font-weight="bold" officeooo:rsid="00272843" style:font-weight-asian="bold" style:font-weight-complex="bold"/>
    </style:style>
    <style:style style:name="T26" style:family="text">
      <style:text-properties fo:color="#0000cd" fo:font-weight="bold" officeooo:rsid="00312987" style:font-weight-asian="bold" style:font-weight-complex="bold"/>
    </style:style>
    <style:style style:name="T27" style:family="text">
      <style:text-properties fo:color="#0000cd" fo:font-weight="bold" officeooo:rsid="00350715" style:font-weight-asian="bold" style:font-weight-complex="bold"/>
    </style:style>
    <style:style style:name="T28" style:family="text">
      <style:text-properties fo:color="#0000cd" fo:font-weight="bold" officeooo:rsid="0037015d" style:font-weight-asian="bold" style:font-weight-complex="bold"/>
    </style:style>
    <style:style style:name="T29" style:family="text">
      <style:text-properties fo:color="#0000cd" fo:font-weight="bold" officeooo:rsid="0037ce57" style:font-weight-asian="bold" style:font-weight-complex="bold"/>
    </style:style>
    <style:style style:name="T30" style:family="text">
      <style:text-properties fo:color="#0000cd" fo:font-weight="bold" officeooo:rsid="003c29b2" style:font-weight-asian="bold" style:font-weight-complex="bold"/>
    </style:style>
    <style:style style:name="T31" style:family="text">
      <style:text-properties fo:color="#0000cd" fo:font-weight="bold" officeooo:rsid="003e68df" style:font-weight-asian="bold" style:font-weight-complex="bold"/>
    </style:style>
    <style:style style:name="T32" style:family="text">
      <style:text-properties fo:color="#0000cd" fo:font-weight="bold" officeooo:rsid="00417cc6" style:font-weight-asian="bold" style:font-weight-complex="bold"/>
    </style:style>
    <style:style style:name="T33" style:family="text">
      <style:text-properties fo:color="#0000cd" fo:font-weight="bold" officeooo:rsid="004762bf" style:font-weight-asian="bold" style:font-weight-complex="bold"/>
    </style:style>
    <style:style style:name="T34" style:family="text">
      <style:text-properties fo:color="#0000cd" fo:font-weight="bold" officeooo:rsid="004cdc3c" style:font-weight-asian="bold" style:font-weight-complex="bold"/>
    </style:style>
    <style:style style:name="T35" style:family="text">
      <style:text-properties fo:color="#0000cd" fo:font-weight="bold" officeooo:rsid="0050a8fe" style:font-weight-asian="bold" style:font-weight-complex="bold"/>
    </style:style>
    <style:style style:name="T36" style:family="text">
      <style:text-properties fo:color="#0000cd" fo:font-weight="bold" officeooo:rsid="00521871" style:font-weight-asian="bold" style:font-weight-complex="bold"/>
    </style:style>
    <style:style style:name="T37" style:family="text">
      <style:text-properties fo:color="#0000cd" fo:font-weight="bold" officeooo:rsid="0057b4fc" style:font-weight-asian="bold" style:font-weight-complex="bold"/>
    </style:style>
    <style:style style:name="T38" style:family="text">
      <style:text-properties fo:color="#0000cd" fo:font-weight="bold" officeooo:rsid="0064584c" style:font-weight-asian="bold" style:font-weight-complex="bold"/>
    </style:style>
    <style:style style:name="T39" style:family="text">
      <style:text-properties fo:color="#0000cd" fo:font-weight="bold" officeooo:rsid="00655b03" style:font-weight-asian="bold" style:font-weight-complex="bold"/>
    </style:style>
    <style:style style:name="T40" style:family="text">
      <style:text-properties fo:color="#0000cd" fo:font-weight="bold" officeooo:rsid="0066a86f" style:font-weight-asian="bold" style:font-weight-complex="bold"/>
    </style:style>
    <style:style style:name="T41" style:family="text">
      <style:text-properties fo:color="#0000cd" fo:font-weight="bold" officeooo:rsid="006d74d4" style:font-weight-asian="bold" style:font-weight-complex="bold"/>
    </style:style>
    <style:style style:name="T42" style:family="text">
      <style:text-properties fo:color="#0000cd" fo:font-weight="bold" officeooo:rsid="006e17d6" style:font-weight-asian="bold" style:font-weight-complex="bold"/>
    </style:style>
    <style:style style:name="T43" style:family="text">
      <style:text-properties fo:color="#0000cd" fo:font-weight="bold" officeooo:rsid="007104c0" style:font-weight-asian="bold" style:font-weight-complex="bold"/>
    </style:style>
    <style:style style:name="T44" style:family="text">
      <style:text-properties fo:color="#0000cd" fo:font-weight="bold" officeooo:rsid="00760242" style:font-weight-asian="bold" style:font-weight-complex="bold"/>
    </style:style>
    <style:style style:name="T45" style:family="text">
      <style:text-properties fo:color="#0000cd" fo:font-weight="bold" officeooo:rsid="00771440" style:font-weight-asian="bold" style:font-weight-complex="bold"/>
    </style:style>
    <style:style style:name="T46" style:family="text">
      <style:text-properties fo:color="#0000cd" fo:font-weight="bold" officeooo:rsid="0080db45" style:font-weight-asian="bold" style:font-weight-complex="bold"/>
    </style:style>
    <style:style style:name="T47" style:family="text">
      <style:text-properties fo:color="#0000cd" fo:font-weight="bold" officeooo:rsid="00811144" style:font-weight-asian="bold" style:font-weight-complex="bold"/>
    </style:style>
    <style:style style:name="T48" style:family="text">
      <style:text-properties fo:color="#0000cd" fo:font-weight="bold" officeooo:rsid="006129dd" style:font-weight-asian="bold" style:font-weight-complex="bold"/>
    </style:style>
    <style:style style:name="T49" style:family="text">
      <style:text-properties fo:color="#0000cd" fo:font-weight="bold" officeooo:rsid="00804fd0" style:font-weight-asian="bold" style:font-weight-complex="bold"/>
    </style:style>
    <style:style style:name="T50" style:family="text">
      <style:text-properties fo:color="#0000cd" fo:font-weight="bold" officeooo:rsid="009b077e" style:font-weight-asian="bold" style:font-weight-complex="bold"/>
    </style:style>
    <style:style style:name="T51" style:family="text">
      <style:text-properties fo:color="#0000cd" fo:font-weight="bold" officeooo:rsid="00a0a8b6" style:font-weight-asian="bold" style:font-weight-complex="bold"/>
    </style:style>
    <style:style style:name="T52" style:family="text">
      <style:text-properties fo:color="#0000cd" fo:font-weight="bold" officeooo:rsid="00abb43f" style:font-weight-asian="bold" style:font-weight-complex="bold"/>
    </style:style>
    <style:style style:name="T53" style:family="text">
      <style:text-properties fo:color="#0000cd" fo:font-weight="bold" officeooo:rsid="00b13534" style:font-weight-asian="bold" style:font-weight-complex="bold"/>
    </style:style>
    <style:style style:name="T54" style:family="text">
      <style:text-properties fo:color="#0000cd" fo:font-weight="bold" officeooo:rsid="00b15a42" style:font-weight-asian="bold" style:font-weight-complex="bold"/>
    </style:style>
    <style:style style:name="T55" style:family="text">
      <style:text-properties fo:color="#0000cd" fo:font-weight="bold" officeooo:rsid="00b7cf73" style:font-weight-asian="bold" style:font-weight-complex="bold"/>
    </style:style>
    <style:style style:name="T56" style:family="text">
      <style:text-properties fo:color="#0000cd" fo:font-weight="bold" officeooo:rsid="00b93ad0" style:font-weight-asian="bold" style:font-weight-complex="bold"/>
    </style:style>
    <style:style style:name="T57" style:family="text">
      <style:text-properties fo:color="#0000cd" fo:font-weight="bold" officeooo:rsid="00bd3111" style:font-weight-asian="bold" style:font-weight-complex="bold"/>
    </style:style>
    <style:style style:name="T58" style:family="text">
      <style:text-properties fo:color="#0000cd" fo:font-weight="bold" officeooo:rsid="00bdb4ae" style:font-weight-asian="bold" style:font-weight-complex="bold"/>
    </style:style>
    <style:style style:name="T59" style:family="text">
      <style:text-properties fo:color="#0000cd" fo:font-weight="bold" officeooo:rsid="00c10f9c" style:font-weight-asian="bold" style:font-weight-complex="bold"/>
    </style:style>
    <style:style style:name="T60" style:family="text">
      <style:text-properties fo:color="#0000cd" fo:font-weight="bold" fo:background-color="transparent" loext:char-shading-value="0" style:font-weight-asian="bold" style:font-weight-complex="bold"/>
    </style:style>
    <style:style style:name="T61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62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63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64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65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66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67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68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69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70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71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72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73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74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75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76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77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78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79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80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81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82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83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84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85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86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87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88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89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90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91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95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99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00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01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02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03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04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05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06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07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08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1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13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15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16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17" style:family="text">
      <style:text-properties fo:color="#0000cd" style:font-name="Liberation Mono" fo:font-size="10pt" officeooo:rsid="00c7f066" style:font-size-asian="10pt" style:font-size-complex="10pt"/>
    </style:style>
    <style:style style:name="T118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20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21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22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23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30" style:family="text">
      <style:text-properties fo:color="#0000cd" officeooo:rsid="00226f2b"/>
    </style:style>
    <style:style style:name="T131" style:family="text">
      <style:text-properties fo:color="#0000cd" style:font-weight-asian="bold" style:font-weight-complex="bold"/>
    </style:style>
    <style:style style:name="T132" style:family="text">
      <style:text-properties fo:color="#0000cd" officeooo:rsid="003f0255" style:font-weight-asian="bold" style:font-weight-complex="bold"/>
    </style:style>
    <style:style style:name="T133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34" style:family="text">
      <style:text-properties fo:color="#0000cd" officeooo:rsid="00826d59"/>
    </style:style>
    <style:style style:name="T135" style:family="text">
      <style:text-properties fo:color="#0000cd" officeooo:rsid="008315fe"/>
    </style:style>
    <style:style style:name="T136" style:family="text">
      <style:text-properties fo:color="#0000cd" officeooo:rsid="00840382"/>
    </style:style>
    <style:style style:name="T137" style:family="text">
      <style:text-properties officeooo:rsid="00108b38"/>
    </style:style>
    <style:style style:name="T138" style:family="text">
      <style:text-properties officeooo:rsid="0011fb9d"/>
    </style:style>
    <style:style style:name="T139" style:family="text">
      <style:text-properties fo:color="#00a933"/>
    </style:style>
    <style:style style:name="T140" style:family="text">
      <style:text-properties fo:color="#00a933" fo:font-weight="bold" style:font-weight-asian="bold" style:font-weight-complex="bold"/>
    </style:style>
    <style:style style:name="T141" style:family="text">
      <style:text-properties fo:color="#00a933" fo:font-weight="normal"/>
    </style:style>
    <style:style style:name="T142" style:family="text">
      <style:text-properties fo:color="#00a933" fo:font-weight="normal" style:font-weight-asian="normal" style:font-weight-complex="normal"/>
    </style:style>
    <style:style style:name="T143" style:family="text">
      <style:text-properties fo:color="#00a933" fo:font-weight="normal" officeooo:rsid="001a3cf0" style:font-weight-asian="normal" style:font-weight-complex="normal"/>
    </style:style>
    <style:style style:name="T144" style:family="text">
      <style:text-properties fo:color="#00a933" fo:font-weight="normal" officeooo:rsid="0011fb9d" style:font-weight-asian="normal" style:font-weight-complex="normal"/>
    </style:style>
    <style:style style:name="T145" style:family="text">
      <style:text-properties fo:color="#00a933" fo:font-weight="normal" officeooo:rsid="000e396a" style:font-weight-asian="normal" style:font-weight-complex="normal"/>
    </style:style>
    <style:style style:name="T146" style:family="text">
      <style:text-properties fo:color="#00a933" fo:font-weight="normal" officeooo:rsid="0013e258" style:font-weight-asian="normal" style:font-weight-complex="normal"/>
    </style:style>
    <style:style style:name="T147" style:family="text">
      <style:text-properties fo:color="#00a933" fo:font-weight="normal" officeooo:rsid="0037015d" style:font-weight-asian="normal" style:font-weight-complex="normal"/>
    </style:style>
    <style:style style:name="T148" style:family="text">
      <style:text-properties fo:color="#00a933" fo:font-weight="normal" officeooo:rsid="004d38ad" style:font-weight-asian="normal" style:font-weight-complex="normal"/>
    </style:style>
    <style:style style:name="T149" style:family="text">
      <style:text-properties fo:color="#00a933" fo:font-weight="normal" officeooo:rsid="00312987" style:font-weight-asian="normal" style:font-weight-complex="normal"/>
    </style:style>
    <style:style style:name="T150" style:family="text">
      <style:text-properties fo:color="#00a933" fo:font-weight="normal" officeooo:rsid="005a36ed" style:font-weight-asian="normal" style:font-weight-complex="normal"/>
    </style:style>
    <style:style style:name="T151" style:family="text">
      <style:text-properties fo:color="#00a933" fo:font-weight="normal" officeooo:rsid="0064584c" style:font-weight-asian="normal" style:font-weight-complex="normal"/>
    </style:style>
    <style:style style:name="T152" style:family="text">
      <style:text-properties fo:color="#00a933" fo:font-weight="normal" officeooo:rsid="006740d5" style:font-weight-asian="normal" style:font-weight-complex="normal"/>
    </style:style>
    <style:style style:name="T153" style:family="text">
      <style:text-properties fo:color="#00a933" fo:font-weight="normal" officeooo:rsid="006fa105" style:font-weight-asian="normal" style:font-weight-complex="normal"/>
    </style:style>
    <style:style style:name="T154" style:family="text">
      <style:text-properties fo:color="#00a933" fo:font-weight="normal" officeooo:rsid="007822ac" style:font-weight-asian="normal" style:font-weight-complex="normal"/>
    </style:style>
    <style:style style:name="T155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56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57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58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59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60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61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62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63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64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65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166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167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168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169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70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71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72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173" style:family="text">
      <style:text-properties fo:color="#00a933" style:font-name="Liberation Mono" fo:font-size="10pt" style:font-size-asian="10pt" style:font-size-complex="10pt"/>
    </style:style>
    <style:style style:name="T174" style:family="text">
      <style:text-properties fo:color="#00a933" style:font-name="Liberation Mono" fo:font-size="10pt" officeooo:rsid="004762bf" style:font-size-asian="10pt" style:font-size-complex="10pt"/>
    </style:style>
    <style:style style:name="T175" style:family="text">
      <style:text-properties fo:color="#00a933" style:font-name="Liberation Mono" fo:font-size="10pt" officeooo:rsid="0097e6d5" style:font-size-asian="10pt" style:font-size-complex="10pt"/>
    </style:style>
    <style:style style:name="T176" style:family="text">
      <style:text-properties fo:color="#00a933" style:font-name="Liberation Mono" fo:font-size="10pt" officeooo:rsid="00d10d9e" style:font-size-asian="10pt" style:font-size-complex="10pt"/>
    </style:style>
    <style:style style:name="T177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178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179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180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181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182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183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184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185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186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187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188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189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190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191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192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193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194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195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96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97" style:family="text">
      <style:text-properties fo:color="#00a933" officeooo:rsid="00350715"/>
    </style:style>
    <style:style style:name="T198" style:family="text">
      <style:text-properties fo:color="#00a933" officeooo:rsid="0066a86f"/>
    </style:style>
    <style:style style:name="T199" style:family="text">
      <style:text-properties fo:color="#00a933" style:font-weight-asian="bold" style:font-weight-complex="bold"/>
    </style:style>
    <style:style style:name="T200" style:family="text">
      <style:text-properties fo:color="#00a933" officeooo:rsid="0095b38b" style:font-weight-asian="bold" style:font-weight-complex="bold"/>
    </style:style>
    <style:style style:name="T201" style:family="text">
      <style:text-properties fo:color="#00a933" officeooo:rsid="009b077e"/>
    </style:style>
    <style:style style:name="T202" style:family="text">
      <style:text-properties fo:color="#00a933" officeooo:rsid="00bb9c22"/>
    </style:style>
    <style:style style:name="T203" style:family="text">
      <style:text-properties officeooo:rsid="0013e258"/>
    </style:style>
    <style:style style:name="T204" style:family="text">
      <style:text-properties officeooo:rsid="0014248a"/>
    </style:style>
    <style:style style:name="T205" style:family="text">
      <style:text-properties style:font-name="Liberation Mono"/>
    </style:style>
    <style:style style:name="T206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207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208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209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210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211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212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213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214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215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216" style:family="text">
      <style:text-properties style:font-name="Liberation Mono" fo:font-size="10pt" style:font-size-asian="10pt" style:font-size-complex="10pt"/>
    </style:style>
    <style:style style:name="T217" style:family="text">
      <style:text-properties style:font-name="Liberation Mono" fo:font-size="10pt" officeooo:rsid="00441a36" style:font-size-asian="10pt" style:font-size-complex="10pt"/>
    </style:style>
    <style:style style:name="T218" style:family="text">
      <style:text-properties style:font-name="Liberation Mono" fo:font-size="10pt" officeooo:rsid="00a77a78" style:font-size-asian="10pt" style:font-size-complex="10pt"/>
    </style:style>
    <style:style style:name="T219" style:family="text">
      <style:text-properties style:font-name="Liberation Mono" fo:font-size="10pt" officeooo:rsid="004762bf" style:font-size-asian="10pt" style:font-size-complex="10pt"/>
    </style:style>
    <style:style style:name="T220" style:family="text">
      <style:text-properties style:font-name="Liberation Mono" fo:font-size="10pt" officeooo:rsid="0097e6d5" style:font-size-asian="10pt" style:font-size-complex="10pt"/>
    </style:style>
    <style:style style:name="T221" style:family="text">
      <style:text-properties style:font-name="Liberation Mono" fo:font-size="10pt" officeooo:rsid="00804fd0" style:font-size-asian="10pt" style:font-size-complex="10pt"/>
    </style:style>
    <style:style style:name="T222" style:family="text">
      <style:text-properties style:font-name="Liberation Mono" fo:font-size="10pt" officeooo:rsid="006129dd" style:font-size-asian="10pt" style:font-size-complex="10pt"/>
    </style:style>
    <style:style style:name="T223" style:family="text">
      <style:text-properties style:font-name="Liberation Mono" fo:font-size="10pt" officeooo:rsid="00808b62" style:font-size-asian="10pt" style:font-size-complex="10pt"/>
    </style:style>
    <style:style style:name="T224" style:family="text">
      <style:text-properties style:font-name="Liberation Mono" fo:font-size="10pt" officeooo:rsid="00a83804" style:font-size-asian="10pt" style:font-size-complex="10pt"/>
    </style:style>
    <style:style style:name="T225" style:family="text">
      <style:text-properties style:font-name="Liberation Mono" fo:font-size="10pt" officeooo:rsid="00809c11" style:font-size-asian="10pt" style:font-size-complex="10pt"/>
    </style:style>
    <style:style style:name="T226" style:family="text">
      <style:text-properties style:font-name="Liberation Mono" fo:font-size="10pt" officeooo:rsid="0098e975" style:font-size-asian="10pt" style:font-size-complex="10pt"/>
    </style:style>
    <style:style style:name="T227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28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229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230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231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232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233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234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235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236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237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238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39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40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241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242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243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44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45" style:family="text">
      <style:text-properties style:font-name="Liberation Mono" fo:font-size="10pt" style:text-underline-style="none" officeooo:rsid="023b1029" style:font-size-asian="10pt" style:font-size-complex="10pt"/>
    </style:style>
    <style:style style:name="T246" style:family="text">
      <style:text-properties style:font-name="Liberation Mono" fo:font-size="10pt" style:text-underline-style="none" officeooo:rsid="02405104" style:font-size-asian="10pt" style:font-size-complex="10pt"/>
    </style:style>
    <style:style style:name="T247" style:family="text">
      <style:text-properties style:font-name="Liberation Mono" fo:font-size="10pt" style:text-underline-style="none" officeooo:rsid="00ad6165" style:font-size-asian="10pt" style:font-size-complex="10pt"/>
    </style:style>
    <style:style style:name="T248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249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50" style:family="text">
      <style:text-properties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251" style:family="text">
      <style:text-properties style:font-name="Liberation Mono" fo:font-size="10pt" style:text-underline-style="none" fo:font-weight="normal" officeooo:rsid="0242b7a4" style:font-size-asian="10pt" style:font-weight-asian="normal" style:font-size-complex="10pt" style:font-weight-complex="normal"/>
    </style:style>
    <style:style style:name="T252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253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54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55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56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57" style:family="text">
      <style:text-properties style:font-name="Liberation Mono" fo:font-size="10pt" style:text-underline-style="none" fo:font-weight="normal" officeooo:rsid="00c82889" style:font-size-asian="10pt" style:font-weight-asian="normal" style:font-size-complex="10pt" style:font-weight-complex="normal"/>
    </style:style>
    <style:style style:name="T258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59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60" style:family="text">
      <style:text-properties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261" style:family="text">
      <style:text-properties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262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263" style:family="text">
      <style:text-properties style:font-name="Liberation Mono" fo:font-size="10pt" style:text-underline-style="none" fo:font-weight="bold" officeooo:rsid="02405104" style:font-size-asian="10pt" style:font-weight-asian="bold" style:font-size-complex="10pt" style:font-weight-complex="bold"/>
    </style:style>
    <style:style style:name="T264" style:family="text">
      <style:text-properties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65" style:family="text">
      <style:text-properties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266" style:family="text">
      <style:text-properties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267" style:family="text">
      <style:text-properties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268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269" style:family="text">
      <style:text-properties style:font-name="Liberation Mono" officeooo:rsid="003e68df" fo:background-color="transparent" loext:char-shading-value="0"/>
    </style:style>
    <style:style style:name="T270" style:family="text">
      <style:text-properties style:font-name="Liberation Mono" officeooo:rsid="0057b4fc" fo:background-color="transparent" loext:char-shading-value="0"/>
    </style:style>
    <style:style style:name="T271" style:family="text">
      <style:text-properties officeooo:rsid="0015dbd2"/>
    </style:style>
    <style:style style:name="T272" style:family="text">
      <style:text-properties fo:color="#800080" style:font-name="Liberation Mono" fo:font-size="10pt" officeooo:rsid="00441a36" style:font-size-asian="10pt" style:font-size-complex="10pt"/>
    </style:style>
    <style:style style:name="T273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274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275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276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277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78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279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280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281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282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283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84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85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86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87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88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89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90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91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292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93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94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95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96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97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298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299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300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301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302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303" style:family="text">
      <style:text-properties fo:color="#800080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304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305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306" style:family="text">
      <style:text-properties fo:color="#800080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307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308" style:family="text">
      <style:text-properties fo:color="#800080" style:font-name="Liberation Mono" fo:font-size="10pt" style:text-underline-style="none" fo:font-weight="normal" officeooo:rsid="00c1b676" style:font-size-asian="10pt" style:font-weight-asian="normal" style:font-size-complex="10pt" style:font-weight-complex="normal"/>
    </style:style>
    <style:style style:name="T309" style:family="text">
      <style:text-properties fo:color="#800080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310" style:family="text">
      <style:text-properties fo:color="#800080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311" style:family="text">
      <style:text-properties officeooo:rsid="0031d8af"/>
    </style:style>
    <style:style style:name="T312" style:family="text">
      <style:text-properties fo:color="#ff0000" officeooo:rsid="01322a9b"/>
    </style:style>
    <style:style style:name="T313" style:family="text">
      <style:text-properties fo:color="#ff0000" fo:font-weight="bold" style:font-weight-asian="bold" style:font-weight-complex="bold"/>
    </style:style>
    <style:style style:name="T314" style:family="text">
      <style:text-properties fo:font-weight="normal"/>
    </style:style>
    <style:style style:name="T315" style:family="text">
      <style:text-properties fo:font-weight="normal" style:font-weight-asian="normal" style:font-weight-complex="normal"/>
    </style:style>
    <style:style style:name="T316" style:family="text">
      <style:text-properties fo:font-weight="normal" officeooo:rsid="000e396a" style:font-weight-asian="normal" style:font-weight-complex="normal"/>
    </style:style>
    <style:style style:name="T317" style:family="text">
      <style:text-properties fo:font-weight="normal" officeooo:rsid="003a5645" style:font-weight-asian="normal" style:font-weight-complex="normal"/>
    </style:style>
    <style:style style:name="T318" style:family="text">
      <style:text-properties fo:font-weight="normal" officeooo:rsid="003f0255" style:font-weight-asian="normal" style:font-weight-complex="normal"/>
    </style:style>
    <style:style style:name="T319" style:family="text">
      <style:text-properties fo:font-weight="normal" officeooo:rsid="004e98d7" style:font-weight-asian="normal" style:font-weight-complex="normal"/>
    </style:style>
    <style:style style:name="T320" style:family="text">
      <style:text-properties fo:font-weight="normal" officeooo:rsid="0050a8fe" style:font-weight-asian="normal" style:font-weight-complex="normal"/>
    </style:style>
    <style:style style:name="T321" style:family="text">
      <style:text-properties fo:font-weight="normal" officeooo:rsid="007822ac" style:font-weight-asian="normal" style:font-weight-complex="normal"/>
    </style:style>
    <style:style style:name="T322" style:family="text">
      <style:text-properties fo:font-weight="normal" officeooo:rsid="008315fe" style:font-weight-asian="normal" style:font-weight-complex="normal"/>
    </style:style>
    <style:style style:name="T323" style:family="text">
      <style:text-properties fo:font-weight="normal" officeooo:rsid="00840382" style:font-weight-asian="normal" style:font-weight-complex="normal"/>
    </style:style>
    <style:style style:name="T324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325" style:family="text">
      <style:text-properties fo:font-weight="normal" officeooo:rsid="0095b38b"/>
    </style:style>
    <style:style style:name="T326" style:family="text">
      <style:text-properties fo:font-weight="normal" officeooo:rsid="00964084"/>
    </style:style>
    <style:style style:name="T327" style:family="text">
      <style:text-properties fo:color="#000000"/>
    </style:style>
    <style:style style:name="T328" style:family="text">
      <style:text-properties fo:color="#000000" fo:font-weight="normal" style:font-weight-asian="normal" style:font-weight-complex="normal"/>
    </style:style>
    <style:style style:name="T329" style:family="text">
      <style:text-properties fo:color="#000000" fo:font-weight="normal" officeooo:rsid="001fc096" style:font-weight-asian="normal" style:font-weight-complex="normal"/>
    </style:style>
    <style:style style:name="T330" style:family="text">
      <style:text-properties fo:color="#000000" fo:font-weight="normal" officeooo:rsid="00226f2b" style:font-weight-asian="normal" style:font-weight-complex="normal"/>
    </style:style>
    <style:style style:name="T331" style:family="text">
      <style:text-properties fo:color="#000000" fo:font-weight="normal" officeooo:rsid="002444bc" style:font-weight-asian="normal" style:font-weight-complex="normal"/>
    </style:style>
    <style:style style:name="T332" style:family="text">
      <style:text-properties fo:color="#000000" fo:font-weight="normal" officeooo:rsid="0037015d" style:font-weight-asian="normal" style:font-weight-complex="normal"/>
    </style:style>
    <style:style style:name="T333" style:family="text">
      <style:text-properties fo:color="#000000" fo:font-weight="normal" officeooo:rsid="00417cc6" style:font-weight-asian="normal" style:font-weight-complex="normal"/>
    </style:style>
    <style:style style:name="T334" style:family="text">
      <style:text-properties fo:color="#000000" fo:font-weight="normal" officeooo:rsid="004d38ad" style:font-weight-asian="normal" style:font-weight-complex="normal"/>
    </style:style>
    <style:style style:name="T335" style:family="text">
      <style:text-properties fo:color="#000000" fo:font-weight="normal" officeooo:rsid="00500a7a" style:font-weight-asian="normal" style:font-weight-complex="normal"/>
    </style:style>
    <style:style style:name="T336" style:family="text">
      <style:text-properties fo:color="#000000" fo:font-weight="normal" officeooo:rsid="00312987" style:font-weight-asian="normal" style:font-weight-complex="normal"/>
    </style:style>
    <style:style style:name="T337" style:family="text">
      <style:text-properties fo:color="#000000" fo:font-weight="normal" officeooo:rsid="0057fa42" style:font-weight-asian="normal" style:font-weight-complex="normal"/>
    </style:style>
    <style:style style:name="T338" style:family="text">
      <style:text-properties fo:color="#000000" fo:font-weight="normal" officeooo:rsid="006129dd" style:font-weight-asian="normal" style:font-weight-complex="normal"/>
    </style:style>
    <style:style style:name="T339" style:family="text">
      <style:text-properties fo:color="#000000" fo:font-weight="normal" officeooo:rsid="0064584c" style:font-weight-asian="normal" style:font-weight-complex="normal"/>
    </style:style>
    <style:style style:name="T340" style:family="text">
      <style:text-properties fo:color="#000000" fo:font-weight="normal" officeooo:rsid="00655b03" style:font-weight-asian="normal" style:font-weight-complex="normal"/>
    </style:style>
    <style:style style:name="T341" style:family="text">
      <style:text-properties fo:color="#000000" fo:font-weight="normal" officeooo:rsid="006740d5" style:font-weight-asian="normal" style:font-weight-complex="normal"/>
    </style:style>
    <style:style style:name="T342" style:family="text">
      <style:text-properties fo:color="#000000" fo:font-weight="normal" officeooo:rsid="006973e8" style:font-weight-asian="normal" style:font-weight-complex="normal"/>
    </style:style>
    <style:style style:name="T343" style:family="text">
      <style:text-properties fo:color="#000000" fo:font-weight="normal" officeooo:rsid="006af3d6" style:font-weight-asian="normal" style:font-weight-complex="normal"/>
    </style:style>
    <style:style style:name="T344" style:family="text">
      <style:text-properties fo:color="#000000" fo:font-weight="normal" officeooo:rsid="006b9f05" style:font-weight-asian="normal" style:font-weight-complex="normal"/>
    </style:style>
    <style:style style:name="T345" style:family="text">
      <style:text-properties fo:color="#000000" fo:font-weight="normal" officeooo:rsid="006e17d6" style:font-weight-asian="normal" style:font-weight-complex="normal"/>
    </style:style>
    <style:style style:name="T346" style:family="text">
      <style:text-properties fo:color="#000000" fo:font-weight="normal" officeooo:rsid="007104c0" style:font-weight-asian="normal" style:font-weight-complex="normal"/>
    </style:style>
    <style:style style:name="T347" style:family="text">
      <style:text-properties fo:color="#000000" fo:font-weight="normal" officeooo:rsid="006d74d4" style:font-weight-asian="normal" style:font-weight-complex="normal"/>
    </style:style>
    <style:style style:name="T348" style:family="text">
      <style:text-properties fo:color="#000000" fo:font-weight="normal" officeooo:rsid="0075fcb6" style:font-weight-asian="normal" style:font-weight-complex="normal"/>
    </style:style>
    <style:style style:name="T349" style:family="text">
      <style:text-properties fo:color="#000000" fo:font-weight="normal" officeooo:rsid="00760242" style:font-weight-asian="normal" style:font-weight-complex="normal"/>
    </style:style>
    <style:style style:name="T350" style:family="text">
      <style:text-properties fo:color="#000000" fo:font-weight="normal" officeooo:rsid="00776207" style:font-weight-asian="normal" style:font-weight-complex="normal"/>
    </style:style>
    <style:style style:name="T351" style:family="text">
      <style:text-properties fo:color="#000000" fo:font-weight="normal" officeooo:rsid="007cb412" style:font-weight-asian="normal" style:font-weight-complex="normal"/>
    </style:style>
    <style:style style:name="T352" style:family="text">
      <style:text-properties fo:color="#000000" fo:font-weight="normal" officeooo:rsid="00b3093f" style:font-weight-asian="normal" style:font-weight-complex="normal"/>
    </style:style>
    <style:style style:name="T353" style:family="text">
      <style:text-properties fo:color="#000000" fo:font-weight="normal" officeooo:rsid="00809cd2" style:font-weight-asian="normal" style:font-weight-complex="normal"/>
    </style:style>
    <style:style style:name="T354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355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356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357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358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359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360" style:family="text">
      <style:text-properties fo:color="#000000" fo:font-weight="normal" officeooo:rsid="0078239f" fo:background-color="transparent" loext:char-shading-value="0"/>
    </style:style>
    <style:style style:name="T361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362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363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364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365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366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367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368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369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70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71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372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373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374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375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376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377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378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379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380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81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82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83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84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385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386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387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388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389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90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91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392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393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394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395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396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397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398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399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400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401" style:family="text">
      <style:text-properties fo:color="#000000" style:font-name="Liberation Mono" fo:font-size="10pt" officeooo:rsid="00441a36" style:font-size-asian="10pt" style:font-size-complex="10pt"/>
    </style:style>
    <style:style style:name="T402" style:family="text">
      <style:text-properties fo:color="#000000" style:font-name="Liberation Mono" fo:font-size="10pt" officeooo:rsid="001fc096" style:font-size-asian="10pt" style:font-size-complex="10pt"/>
    </style:style>
    <style:style style:name="T403" style:family="text">
      <style:text-properties fo:color="#000000" style:font-name="Liberation Mono" fo:font-size="10pt" officeooo:rsid="013c4ccc" style:font-size-asian="10pt" style:font-size-complex="10pt"/>
    </style:style>
    <style:style style:name="T404" style:family="text">
      <style:text-properties fo:color="#000000" style:font-name="Liberation Mono" fo:font-size="10pt" officeooo:rsid="004762bf" style:font-size-asian="10pt" style:font-size-complex="10pt"/>
    </style:style>
    <style:style style:name="T405" style:family="text">
      <style:text-properties fo:color="#000000" style:font-name="Liberation Mono" fo:font-size="10pt" officeooo:rsid="0097e6d5" style:font-size-asian="10pt" style:font-size-complex="10pt"/>
    </style:style>
    <style:style style:name="T406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07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408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409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410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411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12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413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414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15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416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17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418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419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420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421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422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423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24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25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26" style:family="text">
      <style:text-properties fo:color="#000000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427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28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429" style:family="text">
      <style:text-properties fo:color="#000000" fo:font-weight="bold" style:font-weight-asian="bold" style:font-weight-complex="bold"/>
    </style:style>
    <style:style style:name="T430" style:family="text">
      <style:text-properties fo:color="#000000" fo:font-weight="bold" officeooo:rsid="006fa105" style:font-weight-asian="bold" style:font-weight-complex="bold"/>
    </style:style>
    <style:style style:name="T431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432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433" style:family="text">
      <style:text-properties officeooo:rsid="003610d6"/>
    </style:style>
    <style:style style:name="T434" style:family="text">
      <style:text-properties officeooo:rsid="0018503b"/>
    </style:style>
    <style:style style:name="T435" style:family="text">
      <style:text-properties officeooo:rsid="001a3cf0"/>
    </style:style>
    <style:style style:name="T436" style:family="text">
      <style:text-properties officeooo:rsid="001de34a"/>
    </style:style>
    <style:style style:name="T437" style:family="text">
      <style:text-properties officeooo:rsid="001fc096"/>
    </style:style>
    <style:style style:name="T438" style:family="text">
      <style:text-properties officeooo:rsid="005bab04"/>
    </style:style>
    <style:style style:name="T439" style:family="text">
      <style:text-properties fo:background-color="transparent" loext:char-shading-value="0"/>
    </style:style>
    <style:style style:name="T440" style:family="text">
      <style:text-properties officeooo:rsid="00809cd2" fo:background-color="transparent" loext:char-shading-value="0"/>
    </style:style>
    <style:style style:name="T441" style:family="text">
      <style:text-properties officeooo:rsid="00b3093f" fo:background-color="transparent" loext:char-shading-value="0"/>
    </style:style>
    <style:style style:name="T442" style:family="text">
      <style:text-properties officeooo:rsid="00d18a81" fo:background-color="transparent" loext:char-shading-value="0"/>
    </style:style>
    <style:style style:name="T443" style:family="text">
      <style:text-properties officeooo:rsid="002542ea"/>
    </style:style>
    <style:style style:name="T444" style:family="text">
      <style:text-properties officeooo:rsid="00272843"/>
    </style:style>
    <style:style style:name="T445" style:family="text">
      <style:text-properties officeooo:rsid="00312987"/>
    </style:style>
    <style:style style:name="T446" style:family="text">
      <style:text-properties officeooo:rsid="00340f3c"/>
    </style:style>
    <style:style style:name="T447" style:family="text">
      <style:text-properties officeooo:rsid="00350715"/>
    </style:style>
    <style:style style:name="T448" style:family="text">
      <style:text-properties officeooo:rsid="0037ce57"/>
    </style:style>
    <style:style style:name="T449" style:family="text">
      <style:text-properties officeooo:rsid="003a5645"/>
    </style:style>
    <style:style style:name="T450" style:family="text">
      <style:text-properties officeooo:rsid="003c29b2"/>
    </style:style>
    <style:style style:name="T451" style:family="text">
      <style:text-properties officeooo:rsid="003e68df"/>
    </style:style>
    <style:style style:name="T452" style:family="text">
      <style:text-properties officeooo:rsid="00439f73"/>
    </style:style>
    <style:style style:name="T453" style:family="text">
      <style:text-properties officeooo:rsid="004cdc3c"/>
    </style:style>
    <style:style style:name="T454" style:family="text">
      <style:text-properties officeooo:rsid="004d38ad"/>
    </style:style>
    <style:style style:name="T455" style:family="text">
      <style:text-properties officeooo:rsid="00521871"/>
    </style:style>
    <style:style style:name="T456" style:family="text">
      <style:text-properties officeooo:rsid="00565a4a"/>
    </style:style>
    <style:style style:name="T457" style:family="text">
      <style:text-properties officeooo:rsid="0057b4fc"/>
    </style:style>
    <style:style style:name="T458" style:family="text">
      <style:text-properties style:font-weight-asian="bold" style:font-weight-complex="bold"/>
    </style:style>
    <style:style style:name="T459" style:family="text">
      <style:text-properties officeooo:rsid="005fdf30" style:font-weight-asian="bold" style:font-weight-complex="bold"/>
    </style:style>
    <style:style style:name="T460" style:family="text">
      <style:text-properties officeooo:rsid="004e98d7"/>
    </style:style>
    <style:style style:name="T461" style:family="text">
      <style:text-properties officeooo:rsid="006129dd"/>
    </style:style>
    <style:style style:name="T462" style:family="text">
      <style:text-properties officeooo:rsid="00655b03"/>
    </style:style>
    <style:style style:name="T463" style:family="text">
      <style:text-properties officeooo:rsid="0066a86f"/>
    </style:style>
    <style:style style:name="T464" style:family="text">
      <style:text-properties officeooo:rsid="006973e8"/>
    </style:style>
    <style:style style:name="T465" style:family="text">
      <style:text-properties officeooo:rsid="00804fd0"/>
    </style:style>
    <style:style style:name="T466" style:family="text">
      <style:text-properties officeooo:rsid="00b3093f"/>
    </style:style>
    <style:style style:name="T467" style:family="text">
      <style:text-properties officeooo:rsid="0080db45"/>
    </style:style>
    <style:style style:name="T468" style:family="text">
      <style:text-properties officeooo:rsid="008315fe"/>
    </style:style>
    <style:style style:name="T469" style:family="text">
      <style:text-properties officeooo:rsid="008ce52c"/>
    </style:style>
    <style:style style:name="T470" style:family="text">
      <style:text-properties officeooo:rsid="008fc3c9"/>
    </style:style>
    <style:style style:name="T471" style:family="text">
      <style:text-properties officeooo:rsid="00927013"/>
    </style:style>
    <style:style style:name="T472" style:family="text">
      <style:text-properties officeooo:rsid="009b077e"/>
    </style:style>
    <style:style style:name="T473" style:family="text">
      <style:text-properties officeooo:rsid="00a0a8b6"/>
    </style:style>
    <style:style style:name="T474" style:family="text">
      <style:text-properties officeooo:rsid="00a6c7e0"/>
    </style:style>
    <style:style style:name="T475" style:family="text">
      <style:text-properties officeooo:rsid="00b13534"/>
    </style:style>
    <style:style style:name="T476" style:family="text">
      <style:text-properties officeooo:rsid="00b15a42"/>
    </style:style>
    <style:style style:name="T477" style:family="text">
      <style:text-properties officeooo:rsid="00b7cf73"/>
    </style:style>
    <style:style style:name="T478" style:family="text">
      <style:text-properties officeooo:rsid="00b93ad0"/>
    </style:style>
    <style:style style:name="T479" style:family="text">
      <style:text-properties officeooo:rsid="00bb9c22"/>
    </style:style>
    <style:style style:name="T480" style:family="text">
      <style:text-properties officeooo:rsid="00bd3111"/>
    </style:style>
    <style:style style:name="T481" style:family="text">
      <style:text-properties officeooo:rsid="00bdb4ae"/>
    </style:style>
    <style:style style:name="T482" style:family="text">
      <style:text-properties officeooo:rsid="00c10f9c"/>
    </style:style>
    <style:style style:name="T483" style:family="text">
      <style:text-properties style:text-underline-style="solid" style:text-underline-width="auto" style:text-underline-color="font-color" officeooo:rsid="00bb9c22"/>
    </style:style>
    <style:style style:name="T484" style:family="text">
      <style:text-properties officeooo:rsid="00ca0c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7">0) general:</text:p>
      <text:p text:style-name="P4"/>
      <text:p text:style-name="P120"><text:span text:style-name="T7">-</text:span><text:span text:style-name="T8">&gt; </text:span><text:span text:style-name="T7">// </text:span>- single line comments</text:p>
      <text:p text:style-name="P120"><text:span text:style-name="T7">-</text:span><text:span text:style-name="T8">&gt; </text:span><text:span text:style-name="T7">/*</text:span><text:span text:style-name="T6"> … </text:span><text:span text:style-name="T7">*/</text:span><text:span text:style-name="T6"> </text:span>- multiple line comments </text:p>
      <text:p text:style-name="P120"><text:span text:style-name="T7">-</text:span><text:span text:style-name="T10">&gt; int main() {... </text:span><text:span text:style-name="T11">return 0;</text:span><text:span text:style-name="T10">} </text:span><text:span text:style-name="T137">- starting point of program execution.</text:span></text:p>
      <text:p text:style-name="P5"><text:span text:style-name="T9">-&gt; sizeof() </text:span><text:span text:style-name="T1">- </text:span>Yields the size in bytes of the object representation of type</text:p>
      <text:p text:style-name="Preformatted_20_Text"><text:tab/><text:span text:style-name="T145">sizeof(int)<text:tab/></text:span><text:span text:style-name="T316"><text:tab/><text:tab/><text:tab/><text:tab/><text:tab/><text:tab/><text:tab/><text:tab/># out: 4</text:span></text:p>
      <text:p text:style-name="Preformatted_20_Text"><text:span text:style-name="T7">-</text:span><text:span text:style-name="T12">&gt; using namespace …;</text:span><text:span text:style-name="T138"> - defining namespace</text:span></text:p>
      <text:p text:style-name="Preformatted_20_Text"><text:tab/><text:span text:style-name="T144">using namespace std;</text:span></text:p>
      <text:p text:style-name="P15"><text:span text:style-name="T12">-</text:span><text:span text:style-name="T13">&gt; using …;</text:span><text:span text:style-name="T203"> - enable to specify only what you need</text:span></text:p>
      <text:p text:style-name="Preformatted_20_Text"><text:span text:style-name="T328"><text:tab/></text:span><text:span text:style-name="T146">using std::cin;</text:span></text:p>
      <text:p text:style-name="Preformatted_20_Text"><text:span text:style-name="T7">-</text:span><text:span text:style-name="T14">&gt; </text:span><text:span text:style-name="T75">&lt;&lt;</text:span><text:span text:style-name="T14"> </text:span><text:span text:style-name="T204">- insertion operator</text:span></text:p>
      <text:p text:style-name="Preformatted_20_Text"><text:span text:style-name="T7">-</text:span><text:span text:style-name="T14">&gt; &gt;&gt;</text:span><text:span text:style-name="T204"> - extraction operator</text:span></text:p>
      <text:p text:style-name="Preformatted_20_Text"><text:span text:style-name="T7">-</text:span><text:span text:style-name="T21">&gt; const</text:span><text:span text:style-name="T435"> – declare constant variable, function</text:span></text:p>
      <text:p text:style-name="Preformatted_20_Text"><text:tab/><text:span text:style-name="T143">const int months_in_year {12};</text:span></text:p>
      <text:p text:style-name="P122"><text:span text:style-name="T60">-</text:span><text:span text:style-name="T61">&gt; </text:span><text:span text:style-name="T62">static_cast&lt;data_type&gt;(variable)</text:span><text:span text:style-name="T438"> - </text:span>e<text:span text:style-name="T438">xplicit type casting</text:span></text:p>
      <text:p text:style-name="P122"><text:tab/><text:span text:style-name="T139">num3 = </text:span><text:span text:style-name="T140">static_cast&lt;double&gt;(num1)</text:span><text:span text:style-name="T139"> / num2</text:span></text:p>
      <text:p text:style-name="P118"><text:span text:style-name="T7">-</text:span><text:span text:style-name="T25">&gt; !, &amp;&amp;, ||</text:span><text:span text:style-name="T444"> - logical operators: not, and, or</text:span></text:p>
      <text:p text:style-name="P17"><text:tab/><text:span text:style-name="T160">w</text:span><text:span text:style-name="T161">ithin_bounds = (num &gt; lower &amp;&amp; num &lt; upper)</text:span><text:span text:style-name="T227"> -</text:span><text:span text:style-name="T228"> important parenthesis </text:span><text:span text:style-name="T229">for <text:tab/><text:tab/>logical expressions</text:span></text:p>
      <text:p text:style-name="P17"><text:span text:style-name="T83">-</text:span><text:span text:style-name="T106">&gt; &amp;&amp; &gt; || </text:span><text:span text:style-name="T240">- &amp;&amp; has precedence over ||, this means that parentheses are placed <text:tab/>to evaluate what would be evaluated together.</text:span></text:p>
      <text:p text:style-name="P151"/>
      <text:p text:style-name="P17"><text:span text:style-name="T83">-</text:span><text:span text:style-name="T85">&gt; if, else if, else</text:span><text:span text:style-name="T231"> – conditionals</text:span></text:p>
      <text:p text:style-name="P57"><text:tab/>if (expr) {...;}</text:p>
      <text:p text:style-name="P57"><text:tab/>else if (expr) {...;}</text:p>
      <text:p text:style-name="P58"><text:tab/>else {...;}</text:p>
      <text:p text:style-name="P19"><text:span text:style-name="T78">-</text:span><text:span text:style-name="T87">&gt; </text:span><text:span text:style-name="T88">(cond_expr) ? expr1 : expr2</text:span><text:span text:style-name="T233"> - </text:span><text:span text:style-name="T234">short form of ‘if’ statement</text:span></text:p>
      <text:p text:style-name="P54"><text:span text:style-name="T234"><text:tab/></text:span><text:span text:style-name="T233">cout &lt;&lt; num &lt;&lt; " is " &lt;&lt; ( (num %2 ==0) ? "even" : "odd" <text:s/>) &lt;&lt; endl;</text:span></text:p>
      <text:p text:style-name="P18"><text:span text:style-name="T83">-</text:span><text:span text:style-name="T86">&gt; switch </text:span><text:span text:style-name="T215">–</text:span><text:span text:style-name="T232"> used for multiply if statements</text:span></text:p>
      <text:p text:style-name="P106"><text:span text:style-name="T5"><text:tab/>switch</text:span>(expression) {</text:p>
      <text:p text:style-name="P107"><text:tab/> <text:s text:c="2"/><text:tab/><text:span text:style-name="T5">case</text:span> constant-expression:</text:p>
      <text:p text:style-name="P107"><text:s text:c="6"/><text:tab/><text:tab/>statement(s);</text:p>
      <text:p text:style-name="P107"><text:s text:c="6"/><text:tab/><text:tab/><text:span text:style-name="T5">break</text:span>; <text:tab/>//optional</text:p>
      <text:p text:style-name="P107"><text:s text:c="3"/><text:tab/><text:tab/>// you can have any number of case statements.</text:p>
      <text:p text:style-name="P107"><text:s text:c="3"/><text:tab/><text:tab/><text:span text:style-name="T5">default</text:span>: <text:tab/><text:tab/>//Optional</text:p>
      <text:p text:style-name="P107"><text:s text:c="6"/><text:tab/><text:tab/>statement(s);<text:tab/>}</text:p>
      <text:p text:style-name="P18"><text:span text:style-name="T83">-</text:span><text:span text:style-name="T84">&gt; for (int i = 0; i &lt; n; i++){...;}</text:span><text:span text:style-name="T230"> - basic for loop</text:span></text:p>
      <text:p text:style-name="P109"><text:tab/>for (int i {1}<text:span text:style-name="T5">,</text:span> j {5} ; i &lt;= 5; ++i<text:span text:style-name="T5">,</text:span> ++j) {</text:p>
      <text:p text:style-name="P109"><text:tab/><text:tab/>cout &lt;&lt; i &lt;&lt; “ * “ &lt;&lt; j &lt;&lt; “ : “ &lt;&lt; (i * j) &lt;&lt; endl;</text:p>
      <text:p text:style-name="P111"><text:tab/>}</text:p>
      <text:p text:style-name="P73"><text:span text:style-name="T89">-</text:span><text:span text:style-name="T90">&gt; </text:span><text:span text:style-name="T91">for (var_type var_name: sequence) {...;</text:span><text:span text:style-name="T76">}</text:span><text:span text:style-name="T206"> - range-based for loops</text:span></text:p>
      <text:p text:style-name="P55"><text:span text:style-name="T206"><text:tab/></text:span><text:span text:style-name="T207">for (</text:span><text:span text:style-name="T212">auto</text:span><text:span text:style-name="T208">/</text:span><text:span text:style-name="T213">int</text:span><text:span text:style-name="T207"> score : scores) </text:span></text:p>
      <text:p text:style-name="P66"><text:tab/><text:tab/>cout &lt;&lt; score &lt;&lt; endl;</text:p>
      <text:p text:style-name="P32"><text:tab/>If the values stored in the range are expensive to copy, you may want to <text:tab/>use const auto &amp;val.</text:p>
      <text:p text:style-name="P72"><text:span text:style-name="T206"><text:tab/></text:span><text:span text:style-name="T207">for (</text:span><text:span text:style-name="T214">const</text:span><text:span text:style-name="T210"> </text:span><text:span text:style-name="T212">auto</text:span><text:span text:style-name="T207"> </text:span><text:span text:style-name="T211">&amp;</text:span><text:span text:style-name="T210">val</text:span><text:span text:style-name="T207"> : </text:span><text:span text:style-name="T210">values</text:span><text:span text:style-name="T207">) </text:span></text:p>
      <text:p text:style-name="P67"><text:tab/><text:tab/>cout &lt;&lt; <text:span text:style-name="T474">val</text:span> &lt;&lt; endl;<text:tab/></text:p>
      <text:p text:style-name="P74"><text:span text:style-name="T89">-</text:span><text:span text:style-name="T92">&gt; </text:span><text:span text:style-name="T93">while (expression) {...;</text:span><text:span text:style-name="T92">}</text:span><text:span text:style-name="T283"> </text:span><text:span text:style-name="T373">- basic while loop</text:span></text:p>
      <text:p text:style-name="P74"><text:span text:style-name="T92">-&gt; </text:span><text:span text:style-name="T94">do {...;</text:span><text:span text:style-name="T92">} while (expression);</text:span><text:span text:style-name="T373"> - basic do-while loop</text:span></text:p>
      <text:p text:style-name="P56"><text:span text:style-name="T227"><text:tab/></text:span><text:span text:style-name="T235">int number {};</text:span></text:p>
      <text:p text:style-name="P110"><text:tab/><text:tab/>do {</text:p>
      <text:p text:style-name="P110"><text:tab/><text:tab/><text:tab/>cout &lt;&lt; “Enter an integer between 1 and 5: “;</text:p>
      <text:p text:style-name="P110"><text:tab/><text:tab/><text:tab/>cin &gt;&gt; number;</text:p>
      <text:p text:style-name="P59"><text:tab/><text:tab/>} while (number &lt;= 1 || number &gt;= 5);</text:p>
      <text:p text:style-name="P20"><text:span text:style-name="T7">-</text:span><text:span text:style-name="T27">&gt; abs()</text:span><text:span text:style-name="T447"> - return absolute value</text:span></text:p>
      <text:p text:style-name="P20"><text:tab/><text:span text:style-name="T197">int n = std::abs(-10);</text:span></text:p>
      <text:p text:style-name="P20"><text:span text:style-name="T7">-</text:span><text:span text:style-name="T31">&gt; (int)c / (char)n </text:span><text:span text:style-name="T451">– conversion betwee</text:span><text:span text:style-name="T269">n int and char </text:span><text:span text:style-name="T270">for letters eg. ‘a’</text:span></text:p>
      <text:p text:style-name="P142"><text:tab/>int n = (int)arr[i] + 1;</text:p>
      <text:p text:style-name="P143"><text:soft-page-break/><text:tab/>char c = (char)n;</text:p>
      <text:p text:style-name="P22"><text:span text:style-name="T7">-</text:span><text:span text:style-name="T37">&gt; (int)a – int(‘0’)</text:span><text:span text:style-name="T457"> – conversion from character digits to int (trick), if ‘a’ <text:tab/>is a digit between 0-9</text:span></text:p>
      <text:p text:style-name="P49"><text:span text:style-name="T439">-</text:span><text:span text:style-name="T440">&gt; </text:span><text:span text:style-name="T441">r</text:span><text:span text:style-name="T442">eturn_type</text:span><text:span text:style-name="T441"> function_name(parameters) </text:span><text:span text:style-name="T466">{<text:tab/><text:tab/></text:span><text:span text:style-name="T352">- </text:span><text:span text:style-name="T353">regular function</text:span></text:p>
      <text:p text:style-name="P147"><text:tab/>statements(s);</text:p>
      <text:p text:style-name="P147"><text:tab/>return 0;<text:span text:style-name="T439">}</text:span></text:p>
      <text:p text:style-name="P93"><text:span text:style-name="T89">-</text:span><text:span text:style-name="T97">&gt; </text:span><text:span text:style-name="T98">void function_name(</text:span><text:span text:style-name="T97">parameters</text:span><text:span text:style-name="T98">) {<text:tab/><text:tab/><text:tab/><text:tab/></text:span><text:span text:style-name="T376">- </text:span><text:span text:style-name="T368">void</text:span><text:span text:style-name="T377"> function</text:span></text:p>
      <text:p text:style-name="P147"><text:tab/>statements(s);</text:p>
      <text:p text:style-name="P147"><text:tab/>return; // optional}</text:p>
      <text:p text:style-name="P149"><text:span text:style-name="T98">-</text:span><text:span text:style-name="T102">&gt; int multiply(int a, int b = 1); </text:span><text:span text:style-name="T399">default values must be specified in function <text:tab/>declaration</text:span></text:p>
      <text:p text:style-name="P148"><text:span text:style-name="T7">-</text:span><text:span text:style-name="T46">&gt; </text:span><text:span text:style-name="T7">int function_name(</text:span><text:span text:style-name="T47">int a</text:span><text:span text:style-name="T7">);</text:span> - <text:span text:style-name="T467">function prototype</text:span></text:p>
      <text:p text:style-name="P34"><text:span text:style-name="T6">-</text:span><text:span text:style-name="T134">&gt; </text:span><text:span text:style-name="T117">void scale_number(int &amp;num);</text:span><text:span text:style-name="T236"> - </text:span><text:span text:style-name="T237">pass by reference</text:span></text:p>
      <text:p text:style-name="P8"><text:span text:style-name="T6">-</text:span><text:span text:style-name="T135">&gt; static </text:span><text:span text:style-name="T468">–</text:span><text:span text:style-name="T322"> variable declared with keyword static preserves its value between <text:tab/>function calls</text:span></text:p>
      <text:p text:style-name="P9"><text:span text:style-name="T322"><text:tab/></text:span><text:span text:style-name="T162">static int value {10};</text:span></text:p>
      <text:p text:style-name="P10"><text:span text:style-name="T6">-</text:span><text:span text:style-name="T136">&gt; inline </text:span><text:span text:style-name="T323">- </text:span><text:span text:style-name="T238">suggest to the compiler to compile </text:span><text:span text:style-name="T239">function</text:span><text:span text:style-name="T238"> ‘inline’</text:span></text:p>
      <text:p text:style-name="P10"><text:tab/><text:span text:style-name="T176">inline</text:span><text:span text:style-name="T163"> int add_number(int a, int b) {...;</text:span><text:span text:style-name="T164">}</text:span><text:tab/></text:p>
      <text:p text:style-name="P150"><text:span text:style-name="T103">-</text:span><text:span text:style-name="T104">&gt; </text:span><text:span text:style-name="T105">nullptr</text:span><text:span text:style-name="T103">;</text:span><text:span text:style-name="T386"> - </text:span><text:span text:style-name="T388">a</text:span><text:span text:style-name="T387"> keyword denoting a null pointer constant. It can be converted to <text:tab/>any pointer or pointer-to-member type, yielding a null pointer of the <text:tab/>resulting type.</text:span></text:p>
      <text:p text:style-name="P8"/>
      <text:p text:style-name="P35">0) class:</text:p>
      <text:p text:style-name="P14"><text:span text:style-name="T6">-&gt; this </text:span><text:span text:style-name="T315">- is a pointer to the instance of the class on which the</text:span></text:p>
      <text:p text:style-name="P155"><text:tab/>function was called. this cannot be used in a static member function.</text:p>
      <text:p text:style-name="P8"/>
      <text:p text:style-name="P8">1) variables:</text:p>
      <text:p text:style-name="P36"/>
      <text:p text:style-name="P113"><text:span text:style-name="T17">-</text:span><text:span text:style-name="T18">&gt; </text:span><text:span text:style-name="T17">int age;</text:span><text:span text:style-name="T311"> - uninitiliazed </text:span><text:span text:style-name="T312">(not a good practice)</text:span></text:p>
      <text:p text:style-name="P112"><text:span text:style-name="T18">-&gt; </text:span><text:span text:style-name="T17">int age = 21; </text:span><text:span text:style-name="T311">- C-like initilization</text:span></text:p>
      <text:p text:style-name="P112"><text:span text:style-name="T17">-</text:span><text:span text:style-name="T18">&gt; </text:span><text:span text:style-name="T17">int age (21); </text:span><text:span text:style-name="T311">- Constructor initilization</text:span></text:p>
      <text:p text:style-name="P112"><text:span text:style-name="T17">-</text:span><text:span text:style-name="T18">&gt; </text:span><text:span text:style-name="T17">int age {21}; </text:span><text:span text:style-name="T311">- c++11 list initilization syntax; helps to catch an error, <text:tab/></text:span><text:span text:style-name="T158">recommended</text:span><text:span text:style-name="T311"> <text:tab/></text:span></text:p>
      <text:p text:style-name="P115"><text:span text:style-name="T7">-</text:span><text:span text:style-name="T18">&gt; </text:span><text:span text:style-name="T7">unsigned</text:span><text:span text:style-name="T6">/signed </text:span><text:span text:style-name="T7">short</text:span><text:span text:style-name="T6"> int</text:span> # at least 16 bits</text:p>
      <text:p text:style-name="P115"><text:span text:style-name="T7">-</text:span><text:span text:style-name="T18">&gt; </text:span><text:span text:style-name="T7">unsigned</text:span><text:span text:style-name="T6">/signed </text:span><text:span text:style-name="T7">int</text:span><text:span text:style-name="T6"> </text:span># at least 16 bits</text:p>
      <text:p text:style-name="P115"><text:span text:style-name="T7">-</text:span><text:span text:style-name="T18">&gt; </text:span><text:span text:style-name="T7">unsigned</text:span><text:span text:style-name="T6">/signed </text:span><text:span text:style-name="T7">long</text:span><text:span text:style-name="T6"> int</text:span> # # at least 32 bits</text:p>
      <text:p text:style-name="P115"><text:span text:style-name="T7">-</text:span><text:span text:style-name="T18">&gt; </text:span><text:span text:style-name="T7">unsigned/signed long long int </text:span><text:span text:style-name="T328"># at least 64 bits</text:span></text:p>
      <text:p text:style-name="P114"><text:span text:style-name="T7">-</text:span><text:span text:style-name="T18">&gt; </text:span><text:span text:style-name="T7">float</text:span> – 7 decimal digits</text:p>
      <text:p text:style-name="P113"><text:span text:style-name="T19">-</text:span><text:span text:style-name="T18">&gt; </text:span><text:span text:style-name="T19">double</text:span><text:span text:style-name="T433"> – 15 decimal digits</text:span></text:p>
      <text:p text:style-name="P114"><text:span text:style-name="T7">-</text:span><text:span text:style-name="T18">&gt; </text:span><text:span text:style-name="T7">long double</text:span><text:span text:style-name="T6"> </text:span>– 19 decimal digits</text:p>
      <text:p text:style-name="P114"><text:span text:style-name="T7">-</text:span><text:span text:style-name="T20">&gt; bool </text:span><text:span text:style-name="T434">– true/false</text:span></text:p>
      <text:p text:style-name="Preformatted_20_Text"/>
      <text:p text:style-name="P13">2) pointers:</text:p>
      <text:p text:style-name="Preformatted_20_Text"/>
      <text:p text:style-name="P95">-<text:span text:style-name="T469">&gt; </text:span><text:span text:style-name="Source_20_Text"><text:span text:style-name="T165">type *name </text:span></text:span><text:span text:style-name="Source_20_Text"><text:span text:style-name="T166">{nullptr}</text:span></text:span><text:span text:style-name="Source_20_Text"><text:span text:style-name="T165">; - </text:span></text:span><text:span text:style-name="Source_20_Text"><text:span text:style-name="T167">pointer declaration</text:span></text:span></text:p>
      <text:p text:style-name="P95"><text:span text:style-name="Source_20_Text"><text:span text:style-name="T167"><text:tab/></text:span></text:span><text:span text:style-name="Variable"><text:span text:style-name="T284">char</text:span></text:span><text:span text:style-name="Source_20_Text"><text:span text:style-name="T284"> *</text:span></text:span><text:span text:style-name="Source_20_Text"><text:span text:style-name="T294">c</text:span></text:span><text:span text:style-name="Source_20_Text"><text:span text:style-name="T284"> </text:span></text:span><text:span text:style-name="Source_20_Text"><text:span text:style-name="T285">{</text:span></text:span><text:span text:style-name="Source_20_Text"><text:span text:style-name="T274">nullptr</text:span></text:span><text:span text:style-name="Source_20_Text"><text:span text:style-name="T285">}</text:span></text:span><text:span text:style-name="Source_20_Text"><text:span text:style-name="T284">; - points to nowhere</text:span></text:span></text:p>
      <text:p text:style-name="P95"><text:span text:style-name="Source_20_Text"><text:span text:style-name="T284"><text:tab/>int *num; - </text:span></text:span><text:span text:style-name="Source_20_Text"><text:span text:style-name="T380">uninitiliazed pointer points to ‘garbage data’</text:span></text:span></text:p>
      <text:p text:style-name="P95"><text:span text:style-name="Source_20_Text"><text:span text:style-name="T380"><text:tab/></text:span></text:span><text:span text:style-name="Variable"><text:span text:style-name="T286">double</text:span></text:span><text:span text:style-name="Source_20_Text"><text:span text:style-name="T286"> *decimals </text:span></text:span><text:span text:style-name="Source_20_Text"><text:span text:style-name="T285">{}</text:span></text:span><text:span text:style-name="Source_20_Text"><text:span text:style-name="T286">;</text:span></text:span><text:span text:style-name="Source_20_Text"><text:span text:style-name="T380"> - initialized pointer, points to 0</text:span></text:span></text:p>
      <text:p text:style-name="P96"><text:span text:style-name="Source_20_Text"><text:span text:style-name="T380"><text:tab/></text:span></text:span><text:span text:style-name="Source_20_Text"><text:span text:style-name="T287">int *num2_ptr {&amp;num2};<text:tab/><text:tab/></text:span></text:span><text:span text:style-name="Source_20_Text"><text:span text:style-name="T381">// </text:span></text:span><text:span text:style-name="Source_20_Text"><text:span text:style-name="T380">pointer to num2</text:span></text:span></text:p>
      <text:p text:style-name="P95"><text:span text:style-name="Source_20_Text"><text:span text:style-name="T167">-&gt; *ptr; - pointer dereferencing</text:span></text:span></text:p>
      <text:p text:style-name="P96"><text:span text:style-name="Source_20_Text"><text:span text:style-name="T167"><text:tab/></text:span></text:span><text:span text:style-name="Source_20_Text"><text:span text:style-name="T275">(*ptr).</text:span></text:span><text:span text:style-name="Source_20_Text"><text:span text:style-name="T288">at(0) = 5;</text:span></text:span></text:p>
      <text:p text:style-name="P96"><text:span text:style-name="Source_20_Text"><text:span text:style-name="T288"><text:tab/></text:span></text:span><text:span text:style-name="Source_20_Text"><text:span text:style-name="T275">ptr-&gt;</text:span></text:span><text:span text:style-name="Source_20_Text"><text:span text:style-name="T288">at(1) = 10;</text:span></text:span></text:p>
      <text:p text:style-name="P96"><text:span text:style-name="Source_20_Text"><text:span text:style-name="T167">-</text:span></text:span><text:span text:style-name="Source_20_Text"><text:span text:style-name="T168">&gt; </text:span></text:span><text:span text:style-name="Source_20_Text"><text:span text:style-name="T287">num2_ptr = nullptr; </text:span></text:span><text:span text:style-name="Source_20_Text"><text:span text:style-name="T381"><text:s text:c="11"/></text:span></text:span><text:span text:style-name="Source_20_Text"><text:span text:style-name="T407">// 'nulling out' the pointer</text:span></text:span></text:p>
      <text:p text:style-name="P95"><text:span text:style-name="Source_20_Text"><text:span text:style-name="T167">-</text:span></text:span><text:span text:style-name="Source_20_Text"><text:span text:style-name="T168">&gt; dynamic memory allocation with ‘new’ and ‘delete’</text:span></text:span></text:p>
      <text:p text:style-name="P96"><text:span text:style-name="Source_20_Text"><text:span text:style-name="T168"><text:tab/></text:span></text:span><text:span text:style-name="Source_20_Text"><text:span text:style-name="T289">int *int_ptr {nullptr};<text:tab/><text:tab/></text:span></text:span></text:p>
      <text:p text:style-name="P96"><text:span text:style-name="Source_20_Text"><text:span text:style-name="T289"><text:tab/>int_ptr = </text:span></text:span><text:span text:style-name="Source_20_Text"><text:span text:style-name="T276">new</text:span></text:span><text:span text:style-name="Source_20_Text"><text:span text:style-name="T289"> int;<text:tab/><text:tab/><text:tab/></text:span></text:span><text:span text:style-name="Source_20_Text"><text:span text:style-name="T382">// allocating an int on the heap</text:span></text:span></text:p>
      <text:p text:style-name="P96"><text:tab/><text:span text:style-name="T277">delete</text:span><text:span text:style-name="T290"> int_ptr;</text:span><text:span text:style-name="T383"><text:tab/><text:tab/><text:tab/><text:tab/>// frees the allocated storage</text:span></text:p>
      <text:p text:style-name="P97"><text:span text:style-name="T383">-</text:span><text:span text:style-name="T384">&gt; </text:span><text:span text:style-name="Source_20_Text"><text:span text:style-name="T168">dynamic memory allocation </text:span></text:span><text:span text:style-name="Source_20_Text"><text:span text:style-name="T172">for an array</text:span></text:span></text:p>
      <text:p text:style-name="P97"><text:span text:style-name="Source_20_Text"><text:span text:style-name="T172"><text:tab/></text:span></text:span><text:span text:style-name="Source_20_Text"><text:span text:style-name="T295">int *array_ptr {nullptr};</text:span></text:span></text:p>
      <text:p text:style-name="P97"><text:span text:style-name="Source_20_Text"><text:span text:style-name="T295"><text:tab/></text:span></text:span><text:span text:style-name="Source_20_Text"><text:span text:style-name="T281">array_ptr = new int[size]</text:span></text:span><text:span text:style-name="Source_20_Text"><text:span text:style-name="T295">;</text:span></text:span><text:span text:style-name="Source_20_Text"><text:span text:style-name="T369"><text:tab/><text:tab/>// allocate array on the heap</text:span></text:span></text:p>
      <text:p text:style-name="P97"><text:span text:style-name="Source_20_Text"><text:span text:style-name="T282"><text:tab/>delete</text:span></text:span><text:span text:style-name="Source_20_Text"><text:span text:style-name="T296"> </text:span></text:span><text:span text:style-name="Source_20_Text"><text:span text:style-name="T282">[]</text:span></text:span><text:span text:style-name="Source_20_Text"><text:span text:style-name="T296"> </text:span></text:span><text:span text:style-name="Source_20_Text"><text:span text:style-name="T282">array_ptr</text:span></text:span><text:span text:style-name="Source_20_Text"><text:span text:style-name="T296">;</text:span></text:span><text:span text:style-name="Source_20_Text"><text:span text:style-name="T370"><text:tab/><text:tab/><text:tab/>// frees allocated storage</text:span></text:span></text:p>
      <text:p text:style-name="P98"><text:span text:style-name="T383">-</text:span><text:span text:style-name="T385">&gt; </text:span><text:span text:style-name="T278">const</text:span><text:span text:style-name="T291"> int *score_ptr {&amp;high_score}; - </text:span><text:span text:style-name="T416">pointers to constant</text:span></text:p>
      <text:p text:style-name="P99"><text:soft-page-break/><text:span text:style-name="T414">-</text:span><text:span text:style-name="T415">&gt; </text:span><text:span text:style-name="T297">int </text:span><text:span text:style-name="T299">*const</text:span><text:span text:style-name="T297"> score_ptr {&amp;high_score}; - </text:span><text:span text:style-name="T298">constant pointer </text:span></text:p>
      <text:p text:style-name="P96"><text:span text:style-name="T383">-</text:span><text:span text:style-name="T385">&gt; passing pointers to a function (pass-by reference)</text:span></text:p>
      <text:p text:style-name="P98"><text:span text:style-name="T385"><text:tab/></text:span><text:span text:style-name="T292">void double_data(</text:span><text:span text:style-name="T279">int *int_ptr</text:span><text:span text:style-name="T292">) {</text:span><text:span text:style-name="T279">*int_ptr</text:span><text:span text:style-name="T292"> *= 2;</text:span><text:span text:style-name="T385">}</text:span></text:p>
      <text:p text:style-name="P96"><text:span text:style-name="T383">-</text:span><text:span text:style-name="T385">&gt; return a pointer from a function</text:span></text:p>
      <text:p text:style-name="P98"><text:span text:style-name="T385"><text:tab/></text:span><text:span text:style-name="T280">int *</text:span><text:span text:style-name="T293">create_array(size_t size, int init_value = 0);</text:span></text:p>
      <text:p text:style-name="P21"/>
      <text:p text:style-name="P11">a) climits:</text:p>
      <text:p text:style-name="P37"/>
      <text:p text:style-name="P39">-<text:span text:style-name="T436">&gt; #include &lt;climits&gt;</text:span></text:p>
      <text:p text:style-name="P37"><text:span text:style-name="T7">-&gt; INT_MIN / INT_MAX </text:span>– minimum, maximum value of variable. Other popular <text:tab/>possibilities: CHAR, SHRT, LONG)</text:p>
      <text:p text:style-name="P51"/>
      <text:p text:style-name="P51"/>
      <text:p text:style-name="P6">a) cmath:</text:p>
      <text:p text:style-name="Preformatted_20_Text"/>
      <text:p text:style-name="P38">-<text:span text:style-name="T448">&gt; #include &lt;cmath&gt;</text:span></text:p>
      <text:p text:style-name="Preformatted_20_Text"><text:span text:style-name="T77">-&gt; pow(val, pow)</text:span><text:span text:style-name="T446"> – raises to a given power</text:span></text:p>
      <text:p text:style-name="Preformatted_20_Text"><text:span text:style-name="T7">-</text:span><text:span text:style-name="T29">&gt; round(val)</text:span><text:span text:style-name="T448"> – rounds to t</text:span><text:span text:style-name="T409">he nearest int value</text:span></text:p>
      <text:p text:style-name="P23"><text:tab/><text:span text:style-name="T141">mean_val = round(mean_val * 100) / 100;</text:span></text:p>
      <text:p text:style-name="P46">-&gt; log2</text:p>
      <text:p text:style-name="P46">-&gt; sqrt</text:p>
      <text:p text:style-name="P46">-&gt; ceil</text:p>
      <text:p text:style-name="P38">-&gt; floor</text:p>
      <text:p text:style-name="P38">-&gt; sin</text:p>
      <text:p text:style-name="P38">-&gt; cos</text:p>
      <text:p text:style-name="P38">-&gt; tan</text:p>
      <text:p text:style-name="Preformatted_20_Text"><text:span text:style-name="T7">-&gt; abs</text:span><text:span text:style-name="T40">() </text:span><text:span text:style-name="T463">- return absolute value from expression</text:span></text:p>
      <text:p text:style-name="Preformatted_20_Text"><text:tab/><text:span text:style-name="T198">std::abs(a-b);</text:span></text:p>
      <text:p text:style-name="Preformatted_20_Text"><text:span text:style-name="T7">-</text:span><text:span text:style-name="T50">&gt; fmin(a, b) </text:span><text:span text:style-name="T472">– return min of two values</text:span></text:p>
      <text:p text:style-name="Preformatted_20_Text"><text:tab/><text:span text:style-name="T201">std::fmin(5, 10) <text:tab/><text:tab/><text:tab/><text:tab/><text:tab/><text:tab/><text:tab/># out: 5</text:span></text:p>
      <text:p text:style-name="Preformatted_20_Text"><text:span text:style-name="T7">-</text:span><text:span text:style-name="T50">&gt; fmax(a, b)</text:span><text:span text:style-name="T472"> – return max of two values</text:span></text:p>
      <text:p text:style-name="Preformatted_20_Text"><text:tab/><text:span text:style-name="T201">std::fmax(5, 10)<text:tab/><text:tab/><text:tab/><text:tab/><text:tab/><text:tab/><text:tab/># out: 10</text:span></text:p>
      <text:p text:style-name="Preformatted_20_Text"/>
      <text:p text:style-name="P6">b) iostream:</text:p>
      <text:p text:style-name="P52"/>
      <text:p text:style-name="P41">-<text:span text:style-name="T443">&gt; #include &lt;iostream&gt;</text:span></text:p>
      <text:p text:style-name="Preformatted_20_Text"><text:span text:style-name="T7">-</text:span><text:span text:style-name="T16">&gt;</text:span><text:span text:style-name="T7"> cout</text:span> – <text:span text:style-name="T2">print output to the console</text:span></text:p>
      <text:p text:style-name="Preformatted_20_Text"><text:span text:style-name="T7">-</text:span><text:span text:style-name="T16">&gt;</text:span><text:span text:style-name="T7"> cin </text:span>– <text:span text:style-name="T2">take input from the keyboard</text:span></text:p>
      <text:p text:style-name="Preformatted_20_Text"><text:span text:style-name="T7">-</text:span><text:span text:style-name="T15">&gt; endl </text:span><text:span text:style-name="T271">– insert “\n”</text:span></text:p>
      <text:p text:style-name="Preformatted_20_Text"/>
      <text:p text:style-name="P12">c) iomanip:</text:p>
      <text:p text:style-name="P119"><text:span text:style-name="T7">-</text:span><text:span text:style-name="T24">&gt; </text:span><text:span text:style-name="T7">std::boolalpha</text:span> # will display true/false</text:p>
      <text:p text:style-name="P119"><text:span text:style-name="T7">-</text:span><text:span text:style-name="T24">&gt; </text:span><text:span text:style-name="T7">std::noboolalpha</text:span><text:span text:style-name="T3"> </text:span># will display 1/0</text:p>
      <text:p text:style-name="P119"><text:span text:style-name="T7">-</text:span><text:span text:style-name="T53">&gt; std::showpos </text:span><text:span text:style-name="T475"># show plus with positive numbers</text:span></text:p>
      <text:p text:style-name="P101"><text:span text:style-name="T7">-</text:span><text:span text:style-name="T52">&gt; </text:span><text:span text:style-name="T119">std::resetiosflags</text:span><text:span text:style-name="T120">()</text:span><text:span text:style-name="T300"> </text:span><text:span text:style-name="T427">#</text:span><text:span text:style-name="T301"> </text:span><text:span text:style-name="T417">reset to default</text:span></text:p>
      <text:p text:style-name="P70"><text:span text:style-name="T245"><text:tab/></text:span><text:span text:style-name="T246">std::cout.</text:span><text:span text:style-name="T248">resetiosflags</text:span><text:span text:style-name="T246">(std::ios::</text:span><text:span text:style-name="T247">boolalpha</text:span><text:span text:style-name="T246">);</text:span></text:p>
      <text:p text:style-name="P102"><text:span text:style-name="T121">-</text:span><text:span text:style-name="T120">&gt; std::cout.setf()</text:span><text:span text:style-name="T418"> # set format flags</text:span></text:p>
      <text:p text:style-name="P157"><text:span text:style-name="T417"><text:tab/></text:span><text:span text:style-name="T178">std::cout.setf(std::ios::showpos);</text:span></text:p>
      <text:p text:style-name="P158"><text:span text:style-name="T121">-</text:span><text:span text:style-name="T120">&gt; std::cout.</text:span><text:span text:style-name="T122">un</text:span><text:span text:style-name="T120">setf()</text:span><text:span text:style-name="T418"> # </text:span><text:span text:style-name="T421">un</text:span><text:span text:style-name="T418">set format flags</text:span></text:p>
      <text:p text:style-name="P160"><text:span text:style-name="T252"><text:tab/></text:span><text:span text:style-name="T262">std::cout.unsetf(std::ios::scientific | std::ios::fixed);</text:span></text:p>
      <text:p text:style-name="Preformatted_20_Text"><text:span text:style-name="T7">-</text:span><text:span text:style-name="T53">&gt; std::dec, std::hex, std::oct </text:span><text:span text:style-name="T475">– displaying using different basis</text:span></text:p>
      <text:p text:style-name="P103"><text:tab/><text:span text:style-name="T178">std::cout &lt;&lt; std::hex &lt;&lt; num &lt;&lt; std::endl;</text:span></text:p>
      <text:p text:style-name="Preformatted_20_Text"><text:span text:style-name="T7">-</text:span><text:span text:style-name="T54">&gt; std::cout.setf()</text:span><text:span text:style-name="T476"> # set format flags</text:span></text:p>
      <text:p text:style-name="P159"><text:tab/><text:span text:style-name="T263">std::cout.setf(std::ios::showpos);</text:span></text:p>
      <text:p text:style-name="P156"><text:span text:style-name="T7">-</text:span><text:span text:style-name="T54">&gt; std::setprecision()</text:span><text:span text:style-name="T476"> # </text:span><text:span text:style-name="T419">number of digits displayed, </text:span><text:span text:style-name="T420">default </text:span><text:span text:style-name="T419">6 </text:span><text:span text:style-name="T420">for floats</text:span></text:p>
      <text:p text:style-name="P156"><text:span text:style-name="T123">-&gt; std::fixed </text:span><text:span text:style-name="T420"># </text:span><text:span text:style-name="T419">fixed to a specific number of digits after the decimal point</text:span></text:p>
      <text:p text:style-name="P159"><text:span text:style-name="T250"><text:tab/></text:span><text:span text:style-name="T251">td::cout &lt;&lt; </text:span><text:span text:style-name="T262">std::setprecision(3)</text:span><text:span text:style-name="T251"> &lt;&lt; </text:span><text:span text:style-name="T262">std::fixed</text:span><text:span text:style-name="T251">;</text:span></text:p>
      <text:p text:style-name="Preformatted_20_Text"/>
      <text:p text:style-name="P167">c) files I/O:</text:p>
      <text:p text:style-name="P161"><text:span text:style-name="T7">-&gt; #include &lt;fstream&gt;</text:span> - <text:span text:style-name="T422">provides definitions for formatted input and output <text:tab/>from/to </text:span><text:span text:style-name="T428">files</text:span><text:span text:style-name="T422"> streams</text:span></text:p>
      <text:p text:style-name="P162"><text:span text:style-name="T422"><text:tab/></text:span><text:span text:style-name="T185">std::fstream </text:span><text:span text:style-name="T186">out</text:span><text:span text:style-name="T185">_file {“myfile.txt”, std::ios::</text:span><text:span text:style-name="T186">out</text:span><text:span text:style-name="T185">};</text:span></text:p>
      <text:p text:style-name="P163"><text:span text:style-name="T7">-</text:span><text:span text:style-name="T55">&gt; #include &lt;ifstream&gt; </text:span><text:span text:style-name="T477">- i</text:span>nput stream class to operate on files.</text:p>
      <text:p text:style-name="P163"><text:tab/><text:span text:style-name="T185">std::ifstream in_file {“myfile.txt”, std::ios::in};</text:span><text:line-break/><text:soft-page-break/><text:span text:style-name="T7">-</text:span><text:span text:style-name="T55">&gt; </text:span><text:span text:style-name="T56">#</text:span><text:span text:style-name="T55">include &lt;ofstream&gt; </text:span><text:span text:style-name="T477">- input stream class to operate on files.</text:span></text:p>
      <text:p text:style-name="P165"><text:tab/><text:span text:style-name="T185">std::</text:span><text:span text:style-name="T186">o</text:span><text:span text:style-name="T185">fstream </text:span><text:span text:style-name="T186">out</text:span><text:span text:style-name="T185">_file {“myfile.txt”};</text:span><text:span text:style-name="T304"> </text:span></text:p>
      <text:p text:style-name="P163"><text:span text:style-name="T7">-</text:span><text:span text:style-name="T56">&gt; file.open() </text:span><text:span text:style-name="T478">- open a file</text:span></text:p>
      <text:p text:style-name="P163"><text:tab/><text:span text:style-name="T183">std::ifstream in_file; in_file.open(“</text:span><text:span text:style-name="T184">test.txt</text:span><text:span text:style-name="T183">”);</text:span></text:p>
      <text:p text:style-name="Preformatted_20_Text">-<text:span text:style-name="T479">&gt; </text:span><text:span text:style-name="T483">check if file was opened successfully</text:span><text:span text:style-name="T479">:</text:span></text:p>
      <text:p text:style-name="Preformatted_20_Text"><text:tab/><text:span text:style-name="T479">a) </text:span><text:span text:style-name="T202">if (file.is_open()){...;}</text:span></text:p>
      <text:p text:style-name="Preformatted_20_Text"><text:tab/><text:span text:style-name="T479">b) </text:span><text:span text:style-name="T202">if (file){...;}</text:span></text:p>
      <text:p text:style-name="Preformatted_20_Text"><text:span text:style-name="T7">-</text:span><text:span text:style-name="T57">&gt; file.close(</text:span><text:span text:style-name="T480">) - close a file</text:span></text:p>
      <text:p text:style-name="Preformatted_20_Text"><text:span text:style-name="T7">-</text:span><text:span text:style-name="T58">&gt; std::getline(file, line)</text:span><text:span text:style-name="T481"> – read a line at each time</text:span></text:p>
      <text:p text:style-name="P164"><text:tab/><text:span text:style-name="T179">while </text:span><text:span text:style-name="T194">(std::getline(in_file, line))</text:span><text:span text:style-name="T179"> </text:span><text:span text:style-name="T180">{std::cout &lt;&lt; line &lt;&lt; std::endl;}</text:span></text:p>
      <text:p text:style-name="P164"><text:span text:style-name="T124">-&gt; file.get(c) </text:span><text:span text:style-name="T305">– </text:span><text:span text:style-name="T423">reading a character at each time</text:span></text:p>
      <text:p text:style-name="P152"><text:span text:style-name="T253"><text:tab/></text:span><text:span text:style-name="T179">while </text:span><text:span text:style-name="T194">(in_file.</text:span><text:span text:style-name="T195">get(c)</text:span><text:span text:style-name="T194">)</text:span><text:span text:style-name="T179"> </text:span><text:span text:style-name="T180">{std::cout &lt;&lt; </text:span><text:span text:style-name="T191">c</text:span><text:span text:style-name="T180"> &lt;&lt; std::endl;}</text:span></text:p>
      <text:p text:style-name="Preformatted_20_Text"><text:span text:style-name="T7">-</text:span><text:span text:style-name="T59">&gt; &lt;&lt;</text:span><text:span text:style-name="T482"> - write to file using insertion operator</text:span></text:p>
      <text:p text:style-name="P165"><text:tab/><text:span text:style-name="T196">out_file &lt;&lt; line</text:span><text:span text:style-name="T181"> </text:span><text:span text:style-name="T196">&lt;&lt; std::endl</text:span><text:span text:style-name="T181">;</text:span></text:p>
      <text:p text:style-name="P165"><text:span text:style-name="T125">-</text:span><text:span text:style-name="T126">&gt; std::ostream::put(c)</text:span><text:span text:style-name="T307"> </text:span><text:span text:style-name="T424">- inserts character </text:span><text:span text:style-name="Variable"><text:span text:style-name="T424">c</text:span></text:span><text:span text:style-name="T424"> into the stream.;</text:span></text:p>
      <text:p text:style-name="P165"><text:span text:style-name="T307"><text:tab/></text:span><text:span text:style-name="T302"> <text:s text:c="3"/></text:span><text:span text:style-name="T196">char c; while (in_file.get(c)) </text:span><text:span text:style-name="T182">out_file.put(c);</text:span></text:p>
      <text:p text:style-name="P153"><text:span text:style-name="T125">-</text:span><text:span text:style-name="T127">&gt; file.bad()</text:span><text:span text:style-name="T255"> - checking if insertion to stream failed for any reasons</text:span></text:p>
      <text:p text:style-name="P153"><text:span text:style-name="T255"><text:tab/></text:span><text:span text:style-name="T188">if (file.bad()) std::cerr &lt;&lt; “Failed to write to the file.” &lt;&lt; std::endl;</text:span></text:p>
      <text:p text:style-name="P153"><text:span text:style-name="T254">-</text:span><text:span text:style-name="T256">&gt; using </text:span><text:span text:style-name="T268">raw string literals</text:span><text:span text:style-name="T256"> for escaping backslashes</text:span></text:p>
      <text:p text:style-name="P153"><text:span text:style-name="T256"><text:tab/>// Open the file 'c:\\folder\\foo.txt' on Windows.</text:span></text:p>
      <text:p text:style-name="P153"><text:span text:style-name="T256"><text:tab/></text:span><text:span text:style-name="T187">std::ifstream ifs(R"(c:\\folder\\foo.txt)"); </text:span><text:span text:style-name="T256">// using raw literal</text:span></text:p>
      <text:p text:style-name="P153"><text:span text:style-name="T125">-</text:span><text:span text:style-name="T128">&gt; file.read()</text:span><text:span text:style-name="T258"> - read a fixed number of characters</text:span></text:p>
      <text:p text:style-name="P153"><text:span text:style-name="T258"><text:tab/></text:span><text:span text:style-name="T189">std::ifstream </text:span><text:span text:style-name="T192">file</text:span><text:span text:style-name="T189">("foo.txt"); char str[4]; file.read(str, 4);</text:span></text:p>
      <text:p text:style-name="P154"><text:span text:style-name="T125">-</text:span><text:span text:style-name="T118">&gt; file.fail()</text:span><text:span text:style-name="T249"> - check whether the reading operation failed</text:span></text:p>
      <text:p text:style-name="P154"><text:span text:style-name="T249"><text:tab/></text:span><text:span text:style-name="T177">in_file.read(str, 4); </text:span><text:span text:style-name="T249">// This operation might fail for any reason.</text:span></text:p>
      <text:p text:style-name="P154"><text:span text:style-name="T249"><text:tab/></text:span><text:span text:style-name="T177">if (in_file.fail()) </text:span><text:span text:style-name="T249">// Failed to read!</text:span></text:p>
      <text:p text:style-name="P153"><text:span text:style-name="T125">-</text:span><text:span text:style-name="T129">&gt; std::flush </text:span><text:span text:style-name="T259">– to flush the stream (eg. save stream to file directly)</text:span></text:p>
      <text:p text:style-name="P165"><text:span text:style-name="T425"><text:tab/></text:span><text:span text:style-name="T193">output_file</text:span><text:span text:style-name="T190"> &lt;&lt; "Hello World!"</text:span><text:span text:style-name="T425"> &lt;&lt; std::flush;</text:span></text:p>
      <text:p text:style-name="P165"><text:span text:style-name="T306"/></text:p>
      <text:p text:style-name="P166"><text:span text:style-name="T306">c</text:span><text:span text:style-name="T303">) </text:span><text:span text:style-name="T308">stringstream</text:span></text:p>
      <text:p text:style-name="P165"><text:span text:style-name="T306"/></text:p>
      <text:p text:style-name="P6">c) cctype:</text:p>
      <text:p text:style-name="P6"/>
      <text:p text:style-name="P38">-<text:span text:style-name="T454">&gt; #include &lt;cctype&gt;</text:span></text:p>
      <text:p text:style-name="P44">-&gt; isalnum <text:span text:style-name="T328">- </text:span><text:span text:style-name="T351">c</text:span><text:span text:style-name="T375">hecks if character is alphanumeric</text:span></text:p>
      <text:p text:style-name="Preformatted_20_Text"><text:span text:style-name="T7">-&gt; isalpha </text:span><text:span text:style-name="T328">- </text:span><text:span text:style-name="T348">ch</text:span><text:span text:style-name="T378">ecks whether </text:span><text:span text:style-name="T413">c</text:span><text:span text:style-name="T378"> is an alphabetic letter</text:span></text:p>
      <text:p text:style-name="P63"><text:tab/>std::isalpha(str[i]))</text:p>
      <text:p text:style-name="P48">-&gt; isdigit –<text:span text:style-name="T328"> </text:span><text:span text:style-name="T337">checking if char is a digit, return bool</text:span></text:p>
      <text:p text:style-name="P38"><text:span text:style-name="T216">-&gt; islower –</text:span><text:span text:style-name="T371"> </text:span><text:span text:style-name="T379">checking if</text:span><text:span text:style-name="T335"> char is lowercase, return bool</text:span></text:p>
      <text:p text:style-name="P44">-&gt; ispunct <text:span text:style-name="T328">- </text:span><text:span text:style-name="T351">c</text:span><text:span text:style-name="T375">heck if character is a punctuation character</text:span></text:p>
      <text:p text:style-name="P81"><text:span text:style-name="T7">-&gt; isspace </text:span><text:span text:style-name="T328">-</text:span><text:span text:style-name="T7"> </text:span><text:span text:style-name="T335">checking if char is </text:span><text:span text:style-name="T367">a white-space</text:span><text:span text:style-name="T335">, return bool</text:span></text:p>
      <text:p text:style-name="P44">-&gt; isupper <text:span text:style-name="T328">- </text:span><text:span text:style-name="T351">c</text:span><text:span text:style-name="T371">heck</text:span><text:span text:style-name="T375">s</text:span><text:span text:style-name="T371"> if character is uppercase letter</text:span></text:p>
      <text:p text:style-name="P38">-&gt; tolower –<text:span text:style-name="T328"> </text:span><text:span text:style-name="T334">converts given char to lowercase</text:span></text:p>
      <text:p text:style-name="P38"><text:span text:style-name="T334"><text:tab/></text:span><text:span text:style-name="T148">std::tolower(‘A’)<text:tab/></text:span><text:span text:style-name="T334"><text:tab/><text:tab/><text:tab/><text:tab/><text:tab/><text:tab/><text:tab/># out: ‘a’</text:span></text:p>
      <text:p text:style-name="P85"><text:span text:style-name="T7">-&gt; toupper </text:span><text:span text:style-name="T328">- </text:span><text:span text:style-name="T334">converts given char to </text:span><text:span text:style-name="T364">uppercase</text:span></text:p>
      <text:p text:style-name="Preformatted_20_Text"/>
      <text:p text:style-name="P6">d) string:</text:p>
      <text:p text:style-name="Preformatted_20_Text"/>
      <text:p text:style-name="P38">-<text:span text:style-name="T461">&gt; #include &lt;string&gt;</text:span></text:p>
      <text:p text:style-name="Preformatted_20_Text"><text:span text:style-name="T7">-</text:span><text:span text:style-name="T48">&gt; std::string s1 {s2};</text:span><text:span text:style-name="T461"><text:tab/>- creating string s1 as a copy of s2</text:span></text:p>
      <text:p text:style-name="P92"><text:span text:style-name="T49">-</text:span><text:span text:style-name="T48">&gt; std::string s1 {s2, </text:span><text:span text:style-name="T49">3</text:span><text:span text:style-name="T48">}; </text:span><text:span text:style-name="T461">- </text:span><text:span text:style-name="T465">s1 = s2[0:3]</text:span></text:p>
      <text:p text:style-name="P33"><text:span text:style-name="T99">-</text:span><text:span text:style-name="T100">&gt; std::string s1 {s2, </text:span><text:span text:style-name="T101">1, 2</text:span><text:span text:style-name="T100">};</text:span><text:span text:style-name="T222"> - </text:span><text:span text:style-name="T221">s1 = s2[</text:span><text:span text:style-name="T223">1</text:span><text:span text:style-name="T221">:3]</text:span></text:p>
      <text:p text:style-name="Preformatted_20_Text"><text:span text:style-name="T7">-</text:span><text:span text:style-name="T48">&gt; std::string s1 = s2.substr(3, 2);</text:span><text:span text:style-name="T461"> - creating string as substring of s2</text:span></text:p>
      <text:p text:style-name="P89">-<text:span text:style-name="T7">&gt; at</text:span><text:span text:style-name="T41">() </text:span><text:span text:style-name="T347">- accesses the specified character with bounds checking </text:span></text:p>
      <text:p text:style-name="Preformatted_20_Text"><text:span text:style-name="T7">-&gt; front</text:span><text:span text:style-name="T41">() </text:span><text:span text:style-name="T347">- accesses the first character </text:span></text:p>
      <text:p text:style-name="Preformatted_20_Text"><text:span text:style-name="T7">-&gt; back() </text:span><text:span text:style-name="T429">- </text:span><text:span text:style-name="T327">accesses the </text:span><text:span text:style-name="T412">last</text:span><text:span text:style-name="T327"> character </text:span></text:p>
      <text:p text:style-name="P38">-&gt; empty<text:span text:style-name="T464">() </text:span><text:span text:style-name="T342">- check whether string is empty, return true or false</text:span></text:p>
      <text:p text:style-name="P38">-&gt; length/size<text:span text:style-name="T461">() </text:span><text:span text:style-name="T338">- return size of string</text:span></text:p>
      <text:p text:style-name="P43">-&gt; clear<text:span text:style-name="T462">()</text:span> –<text:span text:style-name="T338"> </text:span><text:span text:style-name="T340">removes content of string object</text:span></text:p>
      <text:p text:style-name="Preformatted_20_Text"><text:span text:style-name="T7">-</text:span><text:span text:style-name="T38">&gt; assign</text:span><text:span text:style-name="T39">()</text:span><text:span text:style-name="T38"> </text:span><text:span text:style-name="T339">- assign characters to a string</text:span></text:p>
      <text:p text:style-name="Preformatted_20_Text"><text:span text:style-name="T339"><text:tab/></text:span><text:span text:style-name="T151">s.assign(4, '=');<text:tab/></text:span><text:span text:style-name="T339"><text:tab/><text:tab/><text:tab/><text:tab/><text:tab/><text:tab/># out: “====”</text:span></text:p>
      <text:p text:style-name="Preformatted_20_Text"><text:span text:style-name="T339"><text:tab/></text:span><text:span text:style-name="T151">std::string const c("Exemplary");</text:span></text:p>
      <text:p text:style-name="Preformatted_20_Text"><text:span text:style-name="T339"><text:tab/></text:span><text:span text:style-name="T151">s.assign(c, 0, c.length()-1);<text:tab/></text:span><text:span text:style-name="T339"><text:tab/><text:tab/><text:tab/><text:tab/># out: "Exemplar"</text:span></text:p>
      <text:p text:style-name="Preformatted_20_Text"><text:span text:style-name="T7">-&gt; insert </text:span><text:span text:style-name="T328">- inserts characters</text:span></text:p>
      <text:p text:style-name="Preformatted_20_Text"><text:soft-page-break/><text:span text:style-name="T328"><text:tab/></text:span><text:span text:style-name="T142">s.insert(6, "a");</text:span></text:p>
      <text:p text:style-name="P42">-&gt; erase<text:span text:style-name="T220">(size_t pos = 0, size_t len = npos) </text:span><text:span text:style-name="T374">- </text:span><text:span text:style-name="T371">Erases part of the string, <text:tab/>reducing its length.</text:span></text:p>
      <text:p text:style-name="P42"><text:span text:style-name="T159"><text:tab/></text:span><text:span text:style-name="Source_20_Text"><text:span text:style-name="T159">str.erase (10,8);</text:span></text:span></text:p>
      <text:p text:style-name="P42"><text:span text:style-name="Source_20_Text"><text:span text:style-name="T159"><text:tab/>str.erase (str.begin()+5, str.end()-9);</text:span></text:span></text:p>
      <text:p text:style-name="Preformatted_20_Text"><text:span text:style-name="T7">-&gt; push_back –</text:span><text:span text:style-name="T328"> </text:span><text:span text:style-name="T343">append </text:span><text:span text:style-name="T365">character</text:span><text:span text:style-name="T343"> to </text:span><text:span text:style-name="T344">the end of</text:span><text:span text:style-name="T343"> string</text:span></text:p>
      <text:p text:style-name="Preformatted_20_Text"><text:span text:style-name="T7">-&gt; pop_back() </text:span><text:span text:style-name="T328">- removes the last character, </text:span><text:span text:style-name="T350">return none value</text:span><text:span text:style-name="T328"> </text:span></text:p>
      <text:p text:style-name="Preformatted_20_Text"><text:span text:style-name="T7">-&gt; append</text:span><text:span text:style-name="T43">(str) </text:span><text:span text:style-name="T346">-</text:span><text:span text:style-name="T398"> appends characters to the end</text:span></text:p>
      <text:p text:style-name="P61"><text:tab/>str.append("-inator ");</text:p>
      <text:p text:style-name="P38">-&gt; compare</text:p>
      <text:p text:style-name="P88"><text:span text:style-name="T7">-&gt; replace</text:span><text:span text:style-name="T45">(size_type pos, size_type count, const basic_string&amp; str)</text:span><text:span text:style-name="T7"> </text:span><text:span text:style-name="T328">- replaces <text:tab/>specified portion of a string</text:span></text:p>
      <text:p text:style-name="P69"><text:tab/>str.replace(10, 5, "red");</text:p>
      <text:p text:style-name="P79"><text:span text:style-name="T7">-&gt; substr</text:span><text:span text:style-name="T33">(</text:span><text:span text:style-name="T95">size_t pos = 0, size_t len = npos)</text:span><text:span text:style-name="T6"> </text:span>- <text:span text:style-name="T216">Returns a newly constructed <text:tab/></text:span><text:span text:style-name="Example"><text:span text:style-name="T216">string</text:span></text:span><text:span text:style-name="T216"> object with its value initialized to a copy of a substring of this <text:tab/>object. The substring is the portion of the object that starts at <text:tab/>character position </text:span><text:span text:style-name="Variable"><text:span text:style-name="T216">pos</text:span></text:span><text:span text:style-name="T216"> and spans </text:span><text:span text:style-name="Variable"><text:span text:style-name="T216">len</text:span></text:span><text:span text:style-name="T216"> characters (or until the end of the <text:tab/>string, whichever comes first).</text:span></text:p>
      <text:p text:style-name="P79"><text:span text:style-name="T173"><text:tab/></text:span><text:span text:style-name="Source_20_Text"><text:span text:style-name="T175">std::string str=</text:span></text:span><text:span text:style-name="User_20_Entry"><text:span text:style-name="T175">"We think in generalities, but we live in details."</text:span></text:span><text:span text:style-name="Source_20_Text"><text:span text:style-name="T175">;</text:span></text:span></text:p>
      <text:p text:style-name="P79"><text:span text:style-name="Source_20_Text"><text:span text:style-name="T175"><text:tab/>std::string str2 = str.substr (3,5); <text:s text:c="4"/><text:tab/><text:tab/><text:tab/></text:span></text:span><text:span text:style-name="Source_20_Text"><text:span text:style-name="T404"># out:</text:span></text:span><text:span text:style-name="Citation"><text:span text:style-name="T405"> "think"</text:span></text:span></text:p>
      <text:p text:style-name="P79"><text:span text:style-name="T7">-&gt; find</text:span><text:span text:style-name="T33">(substr)</text:span><text:span text:style-name="T7"> </text:span>- <text:span text:style-name="T216">Searches the string for the first occurrence of the sequence <text:tab/>specified by </text:span><text:span text:style-name="T218">i</text:span><text:span text:style-name="T216">ts arguments, </text:span><text:span text:style-name="T219">return size_t or std::string::npos</text:span></text:p>
      <text:p text:style-name="P79"><text:span text:style-name="T219"><text:tab/></text:span><text:span text:style-name="Source_20_Text"><text:span text:style-name="T174">std::size_t found = str.find(str2);</text:span></text:span></text:p>
      <text:p text:style-name="P79"><text:span text:style-name="T7">-</text:span><text:span text:style-name="T44">&gt; find_last_of() </text:span><text:span text:style-name="T349">- finds the last character equal to one of characters in the <text:tab/>given character sequence</text:span><text:span text:style-name="T358">.</text:span></text:p>
      <text:p text:style-name="P62"><text:tab/>link.find_last_of("/");</text:p>
      <text:p text:style-name="P79"><text:span text:style-name="T7">-&gt; rfind </text:span><text:span text:style-name="T371">- </text:span><text:span text:style-name="T362">f</text:span><text:span text:style-name="T371">ind last occurrence of content in string.</text:span></text:p>
      <text:p text:style-name="P80"><text:span text:style-name="T7">-&gt; std::string::npos </text:span><text:span text:style-name="T328">- </text:span><text:span text:style-name="T363">m</text:span><text:span text:style-name="T371">aximum value for size_t.</text:span></text:p>
      <text:p text:style-name="P38">-&gt; stoi –<text:span text:style-name="T328"> </text:span><text:span text:style-name="T341">converts string to integer</text:span></text:p>
      <text:p text:style-name="P38"><text:span text:style-name="T152"><text:tab/>std::stoi(“123”);<text:tab/></text:span><text:span text:style-name="T341"><text:tab/><text:tab/><text:tab/><text:tab/><text:tab/><text:tab/># out: 123</text:span></text:p>
      <text:p text:style-name="P38">-&gt; stol</text:p>
      <text:p text:style-name="P91"><text:span text:style-name="T7">-&gt; stof –</text:span><text:span text:style-name="T328"> </text:span><text:span text:style-name="T341">converts string to </text:span><text:span text:style-name="T366">float</text:span></text:p>
      <text:p text:style-name="P38">-&gt; stod</text:p>
      <text:p text:style-name="Preformatted_20_Text"><text:span text:style-name="T7">-&gt; to_string </text:span><text:span text:style-name="T328">- converts an integral or floating point value to </text:span><text:span text:style-name="Source_20_Text"><text:span text:style-name="T328">string</text:span></text:span></text:p>
      <text:p text:style-name="Preformatted_20_Text"><text:span text:style-name="Source_20_Text"><text:span text:style-name="T328"><text:tab/></text:span></text:span><text:span text:style-name="Source_20_Text"><text:span text:style-name="T150">std::to_string(15);</text:span></text:span></text:p>
      <text:p text:style-name="P16"><text:span text:style-name="T7">-&gt; getline</text:span><text:span text:style-name="T96">(std::cin, name, [delimiter]) </text:span><text:span text:style-name="T224">- Get line from stream into string</text:span></text:p>
      <text:p text:style-name="P68"><text:span text:style-name="T224"><text:tab/></text:span><text:span text:style-name="T225">std::</text:span><text:span text:style-name="T226">getline(cin, s1)</text:span></text:p>
      <text:p text:style-name="P71"/>
      <text:p text:style-name="P6">e) iterator:</text:p>
      <text:p text:style-name="Preformatted_20_Text"/>
      <text:p text:style-name="P45">-<text:span text:style-name="T461">&gt; #include &lt;</text:span><text:span text:style-name="T471">iterator</text:span><text:span text:style-name="T461">&gt;</text:span></text:p>
      <text:p text:style-name="Preformatted_20_Text"><text:span text:style-name="T7">-</text:span><text:span text:style-name="T30">&gt;</text:span><text:span text:style-name="T7"> begin/rbegin</text:span> – <text:span text:style-name="T450">iterator pointing at the first element or first reversed</text:span></text:p>
      <text:p text:style-name="P77"><text:span text:style-name="T7">-</text:span><text:span text:style-name="T30">&gt;</text:span><text:span text:style-name="T7"> end/rend</text:span><text:span text:style-name="T140"> </text:span>- <text:span text:style-name="T450">iterator pointing at the </text:span><text:span text:style-name="T209">last</text:span><text:span text:style-name="T450"> element or last reversed</text:span></text:p>
      <text:p text:style-name="P100"><text:span text:style-name="T7">-&gt; advance</text:span><text:span text:style-name="T51">(</text:span><text:span text:style-name="T7">InputIt&amp; it, Distance n</text:span><text:span text:style-name="T51">)</text:span><text:span text:style-name="T7"> </text:span>- <text:span text:style-name="T473">i</text:span>ncrements given iterator <text:span text:style-name="Source_20_Text">it</text:span> by <text:span text:style-name="Source_20_Text">n</text:span> <text:span text:style-name="T410"><text:tab/>elements. </text:span></text:p>
      <text:p text:style-name="P27"><text:tab/><text:span text:style-name="T141">std::advance(first, 2); </text:span><text:span text:style-name="T314">// advance the iterator 2 position</text:span></text:p>
      <text:p text:style-name="P25"><text:span text:style-name="T7">-&gt; next </text:span>-<text:span text:style-name="T450"> return the nth successor of iterator it.</text:span></text:p>
      <text:p text:style-name="P26"><text:span text:style-name="T314"><text:tab/></text:span><text:span text:style-name="T141">auto nx = std::next(it, 2);</text:span></text:p>
      <text:p text:style-name="P100"><text:span text:style-name="T7">-&gt; prev</text:span> - decrement an iterator</text:p>
      <text:p text:style-name="P100"><text:tab/><text:span text:style-name="T139">auto pv = std::prev(it, 2); </text:span></text:p>
      <text:p text:style-name="Preformatted_20_Text"/>
      <text:p text:style-name="Preformatted_20_Text"><text:span text:style-name="T7">-&gt; back_inserter –</text:span> <text:span text:style-name="T456">returns an iterator </text:span>which can be used to add elements to the <text:tab/>end of the container</text:p>
      <text:p text:style-name="P23"><text:tab/><text:span text:style-name="T141">std::copy(arr.begin(), arr.end(), std::back_inserter(sortedArr));</text:span></text:p>
      <text:p text:style-name="Preformatted_20_Text"><text:span text:style-name="T110">-&gt; front_inserter</text:span><text:span text:style-name="T243"> - Constructs a </text:span><text:span text:style-name="T244">front-insert iterator</text:span><text:span text:style-name="T243"> that inserts new elements <text:tab/>at the beginning of </text:span><text:span text:style-name="Variable"><text:span text:style-name="T243">x</text:span></text:span><text:span text:style-name="T243">. The type of </text:span><text:span text:style-name="Variable"><text:span text:style-name="T243">x</text:span></text:span><text:span text:style-name="T243"> needs to have a </text:span><text:span text:style-name="Example"><text:span text:style-name="T243">push_front</text:span></text:span><text:span text:style-name="T243"> member </text:span><text:span text:style-name="T411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411">deque</text:span></text:span></text:a><text:span text:style-name="T411"> and </text:span><text:a xlink:type="simple" xlink:href="http://www.cplusplus.com/list" text:style-name="Internet_20_link" text:visited-style-name="Visited_20_Internet_20_Link"><text:span text:style-name="Example"><text:span text:style-name="T411">list</text:span></text:span></text:a><text:span text:style-name="T411">).</text:span></text:p>
      <text:p text:style-name="P28"><text:tab/><text:span text:style-name="T141">std::copy(nums.begin(), nums.end(), std::front_inserter(deq));</text:span></text:p>
      <text:p text:style-name="P3"/>
      <text:p text:style-name="Preformatted_20_Text"/>
      <text:p text:style-name="P6">f) algorithm</text:p>
      <text:p text:style-name="Preformatted_20_Text"/>
      <text:p text:style-name="Preformatted_20_Text"><text:span text:style-name="T7">-</text:span><text:span text:style-name="T36">&gt; any_of(</text:span><text:span text:style-name="T7">InputIt first, InputIt last, UnaryPredicate p</text:span><text:span text:style-name="T36">)</text:span><text:span text:style-name="T455"> - </text:span>checks if a predicate <text:tab/>is true for any of the elements in a range </text:p>
      <text:p text:style-name="P53"><text:soft-page-break/><text:span text:style-name="T242"><text:tab/></text:span><text:span text:style-name="T241">if(std::any_of(temp.begin(), temp.end(), [](int i){return i == 1;}))</text:span></text:p>
      <text:p text:style-name="Preformatted_20_Text"><text:span text:style-name="T7">-</text:span><text:span text:style-name="T34">&gt; copy(</text:span><text:span text:style-name="T7">InputIt first, InputIt last, OutputIt d_first</text:span><text:span text:style-name="T34">) </text:span><text:span text:style-name="T453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53"><text:tab/>std::copy(from_vector.begin(), from_vector.end(), <text:tab/><text:tab/><text:tab/><text:tab/><text:tab/><text:tab/>std::back_inserter(to_vector));</text:p>
      <text:p text:style-name="P75"><text:span text:style-name="T7">-</text:span><text:span text:style-name="T26">&gt;</text:span><text:span text:style-name="T7"> </text:span><text:span text:style-name="T26">count(InputIt first, InputIt last, const T &amp;value)</text:span><text:span text:style-name="T445"> - </text:span>Returns the number of <text:span text:style-name="T439"><text:tab/>elements in the range </text:span><text:span text:style-name="Source_20_Text"><text:span text:style-name="T439">[first, last) </text:span></text:span><text:span text:style-name="T439">satisfying <text:tab/>specific criteria.</text:span></text:p>
      <text:p text:style-name="P2"><text:tab/><text:span text:style-name="T141">total += std::count(t.begin(), t.end(), 1)</text:span></text:p>
      <text:p text:style-name="P78"><text:span text:style-name="T60">-</text:span><text:span text:style-name="T68">&gt; includes(</text:span><text:span text:style-name="T35">InputIt1 first1, InputIt1 last1, </text:span><text:span text:style-name="T7">InputIt2 first2, InputIt2 last2</text:span><text:span text:style-name="T35">) </text:span><text:span text:style-name="T320">- <text:tab/>Returns true if the sorted range </text:span><text:span text:style-name="Source_20_Text"><text:span text:style-name="T320">[first2, last2)</text:span></text:span><text:span text:style-name="T320"> is a subsequence of the <text:tab/>sorted range </text:span><text:span text:style-name="Source_20_Text"><text:span text:style-name="T320">[first1, last1)</text:span></text:span><text:span text:style-name="T320">.</text:span></text:p>
      <text:p text:style-name="P60"><text:tab/>std::includes(arr2.begin(), arr2.end(), arr1.begin(), arr1.end());</text:p>
      <text:p text:style-name="P82"><text:span text:style-name="T60">-</text:span><text:span text:style-name="T69">&gt; find</text:span><text:span text:style-name="T70">(InputIt first, InputIt last, const T &amp;value) –</text:span><text:span text:style-name="T356"> </text:span><text:span text:style-name="T357">returns i</text:span><text:span text:style-name="T336">terator to the <text:tab/>first element satisfying the condition or </text:span><text:span text:style-name="Source_20_Text"><text:span text:style-name="T336">last</text:span></text:span><text:span text:style-name="T336"> if no such element is <text:tab/>found. </text:span></text:p>
      <text:p text:style-name="P82"><text:span text:style-name="T336"><text:tab/></text:span><text:span text:style-name="T149">auto result1 = std::find(std::begin(v), std::end(v), n1);</text:span></text:p>
      <text:p text:style-name="P90"><text:span text:style-name="T60">-</text:span><text:span text:style-name="T73">&gt; for_each(InputIt first, InputIt last, UnaryFunction f) </text:span><text:span text:style-name="T359">- applies a function <text:tab/>to a range of elements.</text:span></text:p>
      <text:p text:style-name="P24"><text:span text:style-name="T321"><text:tab/></text:span><text:span text:style-name="T154">std::for_each(str1.begin(), str1.end(),[](char&amp; c)</text:span><text:span text:style-name="T141">{c= std::tolower(c);});</text:span></text:p>
      <text:p text:style-name="P83"><text:span text:style-name="T60">-</text:span><text:span text:style-name="T63">&gt; </text:span><text:span text:style-name="T107">max_element</text:span><text:span text:style-name="T63">(</text:span><text:span text:style-name="T70">InputIt first, InputIt last</text:span><text:span text:style-name="T63">) –</text:span><text:span text:style-name="T354"> </text:span><text:span text:style-name="T389">returns an iterator to max element <text:tab/>in a container</text:span></text:p>
      <text:p text:style-name="P83"><text:span text:style-name="T354"><text:tab/></text:span><text:span text:style-name="T157">auto it = </text:span><text:span text:style-name="T156">std::</text:span><text:span text:style-name="T169">max_element</text:span><text:span text:style-name="T156">(arr.begin(), arr.end());</text:span></text:p>
      <text:p text:style-name="P86"><text:span text:style-name="T60">-</text:span><text:span text:style-name="T72">&gt; remove(</text:span><text:span text:style-name="T42">ForwardIt first, ForwardIt last, const T&amp; value) </text:span><text:span text:style-name="T345">- Removes all <text:tab/>elements satisfying specific criteria from the range </text:span><text:span text:style-name="Source_20_Text"><text:span text:style-name="T345">[first, last)</text:span></text:span><text:span text:style-name="T345"> and <text:tab/>returns a past-the-end iterator for the new end of the range.</text:span></text:p>
      <text:p text:style-name="P87"><text:span text:style-name="T345"><text:tab/></text:span><text:span text:style-name="T431">Example of </text:span><text:span text:style-name="T432">erase-remove idiom !!!</text:span></text:p>
      <text:p text:style-name="P108"><text:span text:style-name="T430"><text:tab/></text:span><text:span text:style-name="T153">str1.erase(std::remove(str1.begin(), str1.end(), ' '), </text:span><text:span text:style-name="T142">str1.end());</text:span></text:p>
      <text:p text:style-name="P76"><text:span text:style-name="T7">-</text:span><text:span text:style-name="T28">&gt; reverse(</text:span><text:span text:style-name="T26">InputIt first, InputIt last</text:span><text:span text:style-name="T28">) –</text:span><text:span text:style-name="T332"> returns a reversed container</text:span></text:p>
      <text:p text:style-name="P76"><text:span text:style-name="T332"><text:tab/></text:span><text:span text:style-name="T147">std::reverse(arr.begin(), arr.end());</text:span></text:p>
      <text:p text:style-name="P78"><text:span text:style-name="T63">-&gt; </text:span><text:span text:style-name="T64">rotate(</text:span><text:span text:style-name="T32">ForwardIt first, ForwardIt n_first, ForwardIt last)</text:span><text:span text:style-name="T333"> – performs a left </text:span><text:span text:style-name="T397"><text:tab/>rotation on a range of elements</text:span></text:p>
      <text:p text:style-name="P78"><text:span text:style-name="T397"><text:tab/></text:span><text:span text:style-name="T171">std::rotate(arr.begin(), arr.begin() + </text:span><text:span text:style-name="T170">3</text:span><text:span text:style-name="T171">, arr.end());</text:span></text:p>
      <text:p text:style-name="Preformatted_20_Text"><text:span text:style-name="T60">-</text:span><text:span text:style-name="T71">&gt; set_intersection(InputIt1 first1, InputIt1 last1, InputIt2 first2, InputIt2 <text:tab/>last2,</text:span><text:span text:style-name="T108"> OutputIt d_first</text:span><text:span text:style-name="T109">) </text:span><text:span text:style-name="T390">- computes the intersection of two sorted <text:tab/>containers</text:span></text:p>
      <text:p text:style-name="P64"><text:tab/>std::set_intersection(v1.begin(), v1.end(),</text:p>
      <text:p text:style-name="P53"><text:s text:c="26"/>v2.begin(), v2.end(),</text:p>
      <text:p text:style-name="P105"><text:s text:c="26"/>std::back_inserter(v_intersection));</text:p>
      <text:p text:style-name="P104"><text:span text:style-name="T60">-</text:span><text:span text:style-name="T68">&gt; sort((RandomIt first, RandomIt last, Compare comp) </text:span><text:span text:style-name="T355">- Sorts the elements in <text:tab/>the range </text:span><text:span text:style-name="Source_20_Text"><text:span text:style-name="T355">[first, last)</text:span></text:span><text:span text:style-name="T355"> in non-descending order. The order of equal <text:tab/>elements is not guaranteed to be preserved. A sequence is sorted with <text:tab/>respect to a comparator </text:span><text:span text:style-name="Source_20_Text"><text:span text:style-name="T355">comp</text:span></text:span><text:span text:style-name="Source_20_Text"><text:span text:style-name="T133">.</text:span></text:span></text:p>
      <text:p text:style-name="Preformatted_20_Text"><text:span text:style-name="Source_20_Text"><text:span text:style-name="T133"><text:tab/></text:span></text:span><text:span text:style-name="Source_20_Text"><text:span text:style-name="T155">std::sort(s.begin(), s.end(), [](int a, int b) {</text:span></text:span><text:span text:style-name="T139">return a &gt; b;});</text:span></text:p>
      <text:p text:style-name="Preformatted_20_Text"><text:span text:style-name="Source_20_Text"><text:span text:style-name="T133"/></text:span></text:p>
      <text:p text:style-name="Preformatted_20_Text"><text:span text:style-name="T60">-</text:span><text:span text:style-name="T65">&gt; transform(</text:span><text:span text:style-name="T7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452">S</text:span><text:span text:style-name="Source_20_Text">td::transform</text:span> <text:span text:style-name="T313">does not guarantee</text:span> in-<text:span text:style-name="T408"><text:tab/>order application of </text:span><text:span text:style-name="Source_20_Text"><text:span text:style-name="T408">unary_op</text:span></text:span><text:span text:style-name="T408"> or </text:span><text:span text:style-name="Source_20_Text"><text:span text:style-name="T408">binary_op</text:span></text:span><text:span text:style-name="T408">. </text:span></text:p>
      <text:p text:style-name="P143"><text:tab/>std::transform(arr.begin(), arr.end(), std::back_inserter(v_str),</text:p>
      <text:p text:style-name="P143"><text:tab/><text:tab/>[](int num) -&gt; std::string {return std::to_string(num);});</text:p>
      <text:p text:style-name="P117"><text:span text:style-name="T60">-</text:span><text:span text:style-name="T74">&gt; unique(ForwardIt first, ForwardIt last) </text:span><text:span text:style-name="T360">- </text:span>removes consecutive duplicate <text:span text:style-name="T205"><text:tab/>elements in a range </text:span></text:p>
      <text:p text:style-name="P117"><text:tab/><text:span text:style-name="T431">Example of </text:span><text:span text:style-name="T432">erase-remove idiom !!!</text:span></text:p>
      <text:p text:style-name="P146"><text:span text:style-name="T400"><text:tab/></text:span><text:span text:style-name="T173">v.erase(std::unique(v.begin(), v.end()), v.end());</text:span></text:p>
      <text:p text:style-name="Preformatted_20_Text"/>
      <text:p text:style-name="P6">g) vector</text:p>
      <text:p text:style-name="P6"/>
      <text:p text:style-name="P38">-<text:span text:style-name="T436">&gt; #include &lt;vector&gt;</text:span></text:p>
      <text:p text:style-name="P40">-<text:span text:style-name="T437">&gt; std::vector&lt;int&gt; v {10, 0}; </text:span><text:span text:style-name="T329">- l</text:span><text:span text:style-name="T361">ist</text:span><text:span text:style-name="T329"> initialization, out: 2 elements {10, 0}</text:span></text:p>
      <text:p text:style-name="P50"><text:span text:style-name="T7">-</text:span><text:span text:style-name="T22">&gt; std::vector&lt;int&gt; v (10, 0); </text:span><text:span text:style-name="T329">- constructor initialization, out: 10 elements <text:tab/>initialized to 0</text:span></text:p>
      <text:p text:style-name="P136"><text:soft-page-break/><text:span text:style-name="T79">-</text:span><text:span text:style-name="T80">&gt; v</text:span><text:span text:style-name="T79">.at(element_index)</text:span><text:span text:style-name="T4"> -</text:span><text:span text:style-name="T217"> method to access a vector element</text:span></text:p>
      <text:p text:style-name="P136"><text:span text:style-name="T79">-</text:span><text:span text:style-name="T80">&gt; v</text:span><text:span text:style-name="T79">.front()</text:span><text:span text:style-name="T272"> -</text:span><text:span text:style-name="T401"> </text:span><text:span text:style-name="T402">r</text:span><text:span text:style-name="T401">eference to the first element in the vector</text:span></text:p>
      <text:p text:style-name="P136"><text:span text:style-name="T79">-</text:span><text:span text:style-name="T80">&gt; v</text:span><text:span text:style-name="T79">.b</text:span><text:span text:style-name="T81">ack</text:span><text:span text:style-name="T79">()</text:span><text:span text:style-name="T273"> </text:span><text:span text:style-name="T272">-</text:span><text:span text:style-name="T401"> </text:span><text:span text:style-name="T402">r</text:span><text:span text:style-name="T401">eference to the l</text:span><text:span text:style-name="T403">ast</text:span><text:span text:style-name="T401"> element in the vector</text:span></text:p>
      <text:p text:style-name="P137"><text:span text:style-name="T406">-</text:span><text:span text:style-name="T82">&gt; </text:span><text:span text:style-name="T79">v.size()</text:span><text:span text:style-name="T4"> </text:span><text:span text:style-name="T372">- return length of the vector as size_type</text:span></text:p>
      <text:p text:style-name="P116"><text:span text:style-name="T7">-</text:span><text:span text:style-name="T23">&gt; </text:span><text:span text:style-name="T7">v.empty()</text:span><text:span text:style-name="T3"> -</text:span><text:span text:style-name="T328"> </text:span><text:span text:style-name="T330">c</text:span><text:span text:style-name="T328">hecks if the container has no elements</text:span></text:p>
      <text:p text:style-name="P116"><text:span text:style-name="T7">-</text:span><text:span text:style-name="T23">&gt; </text:span><text:span text:style-name="T7">v.push_back(element)</text:span><text:span text:style-name="T328"> - add a new element to the end of the list</text:span></text:p>
      <text:p text:style-name="P116"><text:span text:style-name="T7">-</text:span><text:span text:style-name="T23">&gt; </text:span><text:span text:style-name="T7">v.pop_back() -</text:span><text:span text:style-name="T328"> </text:span><text:span text:style-name="T331">r</text:span><text:span text:style-name="T328">emoves the last element in the vector, effectively <text:tab/>reducing <text:tab/>the container size by one</text:span></text:p>
      <text:p text:style-name="P141"><text:span text:style-name="T6">-</text:span><text:span text:style-name="T130">&gt; </text:span><text:span text:style-name="T6">v.clear()</text:span><text:span text:style-name="T328"> - erase all elements from the container.</text:span></text:p>
      <text:p text:style-name="P123"/>
      <text:p text:style-name="P123"/>
      <text:p text:style-name="P134">h) map</text:p>
      <text:p text:style-name="P124"/>
      <text:p text:style-name="P124"/>
      <text:p text:style-name="P127">-&gt; #include &lt;map&gt;</text:p>
      <text:p text:style-name="P138"><text:span text:style-name="T392">-&gt; </text:span><text:span text:style-name="T391">std::map&lt;char, int&gt; </text:span><text:span text:style-name="T392">m </text:span><text:span text:style-name="T391">{}; - </text:span><text:span text:style-name="T392">initialization</text:span></text:p>
      <text:p text:style-name="P131"><text:span text:style-name="T315">-</text:span><text:span text:style-name="T317">&gt; find() - return it to the element, if not found returns m.end() iterator</text:span></text:p>
      <text:p text:style-name="P128"><text:tab/>auto it = m.find(‘l’);</text:p>
      <text:p text:style-name="P139"><text:span text:style-name="T393"><text:tab/></text:span><text:span text:style-name="T394">it.first = ‘l’;</text:span></text:p>
      <text:p text:style-name="P129"><text:tab/>it.second = 1;</text:p>
      <text:p text:style-name="P128"/>
      <text:p text:style-name="P128"/>
      <text:p text:style-name="P132"><text:span text:style-name="T449">i</text:span>) set</text:p>
      <text:p text:style-name="P130"/>
      <text:p text:style-name="P144">-&gt; #include &lt;set&gt;</text:p>
      <text:p text:style-name="P133"><text:span text:style-name="T132">-&gt; </text:span><text:span text:style-name="T131">std::set&lt;char&gt; s;</text:span><text:span text:style-name="T315"> - </text:span><text:span text:style-name="T318">set initialization</text:span></text:p>
      <text:p text:style-name="P140"><text:span text:style-name="T115">-</text:span><text:span text:style-name="T113">&gt; size()</text:span><text:span text:style-name="T116"> </text:span><text:span text:style-name="T396">- returns number of elements;</text:span></text:p>
      <text:p text:style-name="P140"><text:span text:style-name="T395">-</text:span><text:span text:style-name="T112">&gt; insert()</text:span><text:span text:style-name="T395"> - </text:span><text:span text:style-name="T396">insert</text:span><text:span text:style-name="T395"> element to set</text:span></text:p>
      <text:p text:style-name="P121"><text:span text:style-name="T66">-</text:span><text:span text:style-name="T67">&gt; count()</text:span><text:span text:style-name="T324"> - </text:span><text:span text:style-name="T319">returns the number of elements matching specific key </text:span></text:p>
      <text:p text:style-name="P125"/>
      <text:p text:style-name="P135"><text:span text:style-name="T460">j</text:span>) numeric</text:p>
      <text:p text:style-name="P126"/>
      <text:p text:style-name="P145"><text:span text:style-name="T458">-&gt; #include &lt;</text:span><text:span text:style-name="T459">numeric&gt;</text:span></text:p>
      <text:p text:style-name="P84"><text:span text:style-name="T111">-</text:span><text:span text:style-name="T114">&gt; accumulate(</text:span><text:span text:style-name="T7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65"><text:tab/>int product = std::accumulate(v.begin(), v.end(), 1, <text:tab/><text:tab/><text:tab/><text:tab/><text:tab/><text:tab/>std::multiplies&lt;int&gt;());</text:p>
      <text:p text:style-name="P65"/>
      <text:p text:style-name="P29">k) cassert</text:p>
      <text:p text:style-name="P47"/>
      <text:p text:style-name="P47">-<text:span text:style-name="T205">&gt; #include &lt;cassert&gt;</text:span></text:p>
      <text:p text:style-name="P31"><text:span text:style-name="T200">-&gt; </text:span><text:span text:style-name="T199">assert((switchNotation(assert_inp_2, "tally") == assert_res_2));</text:span><text:span text:style-name="T314"> // </text:span><text:span text:style-name="T325">important <text:tab/>double </text:span><text:span text:style-name="T326">parenthesis</text:span></text:p>
      <text:p text:style-name="P29"/>
      <text:p text:style-name="P30"/>
      <text:p text:style-name="P94">Page <text:span text:style-name="T470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4T06:45:27.530859104</dc:date>
    <meta:editing-duration>PT21H7M19S</meta:editing-duration>
    <meta:editing-cycles>150</meta:editing-cycles>
    <meta:generator>LibreOffice/6.4.3.2$Linux_X86_64 LibreOffice_project/40$Build-2</meta:generator>
    <meta:document-statistic meta:table-count="0" meta:image-count="0" meta:object-count="0" meta:page-count="7" meta:paragraph-count="327" meta:word-count="2538" meta:character-count="16551" meta:non-whitespace-character-count="13916"/>
  </office:meta>
</office:document-meta>
</file>